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3.348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2.865cm"/>
    </style:style>
    <style:style style:name="co9" style:family="table-column">
      <style:table-column-properties fo:break-before="auto" style:column-width="2.471cm"/>
    </style:style>
    <style:style style:name="co10" style:family="table-column">
      <style:table-column-properties fo:break-before="auto" style:column-width="2.902cm"/>
    </style:style>
    <style:style style:name="co11" style:family="table-column">
      <style:table-column-properties fo:break-before="auto" style:column-width="2.9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shapes>
          <draw:frame draw:z-index="0" draw:style-name="gr1" draw:text-style-name="P1" svg:width="45.362cm" svg:height="25.515cm" svg:x="44.094cm" svg:y="0cm">
            <draw:object draw:notify-on-update-of-ranges="Sheet1.A1:Sheet1.A1 Sheet1.A2:Sheet1.A257 Sheet1.F2:Sheet1.F257 Sheet1.F2:Sheet1.F257 Sheet1.B1:Sheet1.B1 Sheet1.B2:Sheet1.B257 Sheet1.G2:Sheet1.G257 Sheet1.G2:Sheet1.G257 Sheet1.C1:Sheet1.C1 Sheet1.C2:Sheet1.C257 Sheet1.H2:Sheet1.H257 Sheet1.H2:Sheet1.H257 Sheet1.D1:Sheet1.D1 Sheet1.D2:Sheet1.D257 Sheet1.I2:Sheet1.I257 Sheet1.I2:Sheet1.I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.341cm" svg:height="25.503cm" svg:x="44.085cm" svg:y="26.19cm">
            <draw:object draw:notify-on-update-of-ranges="Sheet1.L1:Sheet1.O1 Sheet1.K2:Sheet1.K2 Sheet1.L2:Sheet1.O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Fast No Draw, CPF</text:p>
          </table:table-cell>
          <table:table-cell office:value-type="string" calcext:value-type="string">
            <text:p>Fast Draw, CPF</text:p>
          </table:table-cell>
          <table:table-cell office:value-type="string" calcext:value-type="string">
            <text:p>Slow No Draw, CPF</text:p>
          </table:table-cell>
          <table:table-cell office:value-type="string" calcext:value-type="string">
            <text:p>Slow Draw, CPF</text:p>
          </table:table-cell>
          <table:table-cell/>
          <table:table-cell office:value-type="string" calcext:value-type="string">
            <text:p>FND_ERR, CPF</text:p>
          </table:table-cell>
          <table:table-cell office:value-type="string" calcext:value-type="string">
            <text:p>FD_ERR, CPF</text:p>
          </table:table-cell>
          <table:table-cell office:value-type="string" calcext:value-type="string">
            <text:p>SND_ERR, CPF</text:p>
          </table:table-cell>
          <table:table-cell office:value-type="string" calcext:value-type="string">
            <text:p>SD_ERR, CPF</text:p>
          </table:table-cell>
          <table:table-cell table:number-columns-repeated="2"/>
          <table:table-cell office:value-type="string" calcext:value-type="string">
            <text:p>FN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ND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81910872" calcext:value-type="float">
            <text:p>81910872</text:p>
          </table:table-cell>
          <table:table-cell office:value-type="float" office:value="104328900" calcext:value-type="float">
            <text:p>104328900</text:p>
          </table:table-cell>
          <table:table-cell office:value-type="float" office:value="1487100312" calcext:value-type="float">
            <text:p>1487100312</text:p>
          </table:table-cell>
          <table:table-cell office:value-type="float" office:value="1506891132" calcext:value-type="float">
            <text:p>150689113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/>
          <table:table-cell office:value-type="string" calcext:value-type="string">
            <text:p>AVG, CPF</text:p>
          </table:table-cell>
          <table:table-cell table:formula="of:=AVERAGE([.A2:.A257])" office:value-type="float" office:value="81044546.765625" calcext:value-type="float">
            <text:p>81044546,765625</text:p>
          </table:table-cell>
          <table:table-cell table:formula="of:=AVERAGE([.B2:.B257])" office:value-type="float" office:value="94731946.734375" calcext:value-type="float">
            <text:p>94731946,734375</text:p>
          </table:table-cell>
          <table:table-cell table:formula="of:=AVERAGE([.C2:.C257])" office:value-type="float" office:value="1475029357.875" calcext:value-type="float">
            <text:p>1475029357,875</text:p>
          </table:table-cell>
          <table:table-cell table:formula="of:=AVERAGE([.D2:.D257])" office:value-type="float" office:value="1489613405.0625" calcext:value-type="float">
            <text:p>1489613405,0625</text:p>
          </table:table-cell>
        </table:table-row>
        <table:table-row table:style-name="ro1">
          <table:table-cell office:value-type="float" office:value="80416476" calcext:value-type="float">
            <text:p>80416476</text:p>
          </table:table-cell>
          <table:table-cell office:value-type="float" office:value="105313716" calcext:value-type="float">
            <text:p>105313716</text:p>
          </table:table-cell>
          <table:table-cell office:value-type="float" office:value="1479861972" calcext:value-type="float">
            <text:p>1479861972</text:p>
          </table:table-cell>
          <table:table-cell office:value-type="float" office:value="1502630460" calcext:value-type="float">
            <text:p>150263046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/>
          <table:table-cell office:value-type="string" calcext:value-type="string">
            <text:p>STDEV, CPF</text:p>
          </table:table-cell>
          <table:table-cell table:formula="of:=COM.MICROSOFT.STDEV.P([.A2:.A257])" office:value-type="float" office:value="532747.954035995" calcext:value-type="float">
            <text:p>532747,954035995</text:p>
          </table:table-cell>
          <table:table-cell table:formula="of:=COM.MICROSOFT.STDEV.P([.B2:.B257])" office:value-type="float" office:value="1791570.0280288" calcext:value-type="float">
            <text:p>1791570,0280288</text:p>
          </table:table-cell>
          <table:table-cell table:formula="of:=COM.MICROSOFT.STDEV.P([.C2:.C257])" office:value-type="float" office:value="3087844.10836438" calcext:value-type="float">
            <text:p>3087844,10836438</text:p>
          </table:table-cell>
          <table:table-cell table:formula="of:=COM.MICROSOFT.STDEV.P([.D2:.D257])" office:value-type="float" office:value="2398476.24796102" calcext:value-type="float">
            <text:p>2398476,24796102</text:p>
          </table:table-cell>
        </table:table-row>
        <table:table-row table:style-name="ro1">
          <table:table-cell office:value-type="float" office:value="80691228" calcext:value-type="float">
            <text:p>80691228</text:p>
          </table:table-cell>
          <table:table-cell office:value-type="float" office:value="99010944" calcext:value-type="float">
            <text:p>99010944</text:p>
          </table:table-cell>
          <table:table-cell office:value-type="float" office:value="1478790180" calcext:value-type="float">
            <text:p>1478790180</text:p>
          </table:table-cell>
          <table:table-cell office:value-type="float" office:value="1498052520" calcext:value-type="float">
            <text:p>149805252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/>
          <table:table-cell office:value-type="string" calcext:value-type="string">
            <text:p>REL_STDEV, %</text:p>
          </table:table-cell>
          <table:table-cell table:formula="of:=[.L3] / [.L2] * 100" office:value-type="float" office:value="0.657352006146279" calcext:value-type="float">
            <text:p>0,657352006146279</text:p>
          </table:table-cell>
          <table:table-cell table:formula="of:=[.M3] / [.M2] * 100" office:value-type="float" office:value="1.89119942087994" calcext:value-type="float">
            <text:p>1,89119942087994</text:p>
          </table:table-cell>
          <table:table-cell table:formula="of:=[.N3] / [.N2] * 100" office:value-type="float" office:value="0.209341196626274" calcext:value-type="float">
            <text:p>0,209341196626274</text:p>
          </table:table-cell>
          <table:table-cell table:formula="of:=[.O3] / [.O2] * 100" office:value-type="float" office:value="0.161013336736211" calcext:value-type="float">
            <text:p>0,161013336736211</text:p>
          </table:table-cell>
        </table:table-row>
        <table:table-row table:style-name="ro1">
          <table:table-cell office:value-type="float" office:value="80523540" calcext:value-type="float">
            <text:p>80523540</text:p>
          </table:table-cell>
          <table:table-cell office:value-type="float" office:value="98981820" calcext:value-type="float">
            <text:p>98981820</text:p>
          </table:table-cell>
          <table:table-cell office:value-type="float" office:value="1476763308" calcext:value-type="float">
            <text:p>1476763308</text:p>
          </table:table-cell>
          <table:table-cell office:value-type="float" office:value="1487114388" calcext:value-type="float">
            <text:p>148711438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/>
          <table:table-cell office:value-type="string" calcext:value-type="string">
            <text:p>ERR</text:p>
          </table:table-cell>
          <table:table-cell table:formula="of:=COM.MICROSOFT.CONFIDENCE.T(0.01; [.L3]; 256)" office:value-type="float" office:value="86413.2659369908" calcext:value-type="float">
            <text:p>86413,2659369908</text:p>
          </table:table-cell>
          <table:table-cell table:formula="of:=COM.MICROSOFT.CONFIDENCE.T(0.01; [.M3]; 256)" office:value-type="float" office:value="290597.863593737" calcext:value-type="float">
            <text:p>290597,863593737</text:p>
          </table:table-cell>
          <table:table-cell table:formula="of:=COM.MICROSOFT.CONFIDENCE.T(0.01; [.N3]; 256)" office:value-type="float" office:value="500857.285488576" calcext:value-type="float">
            <text:p>500857,285488576</text:p>
          </table:table-cell>
          <table:table-cell table:formula="of:=COM.MICROSOFT.CONFIDENCE.T(0.01; [.O3]; 256)" office:value-type="float" office:value="389039.815711067" calcext:value-type="float">
            <text:p>389039,815711067</text:p>
          </table:table-cell>
        </table:table-row>
        <table:table-row table:style-name="ro1">
          <table:table-cell office:value-type="float" office:value="80527140" calcext:value-type="float">
            <text:p>80527140</text:p>
          </table:table-cell>
          <table:table-cell office:value-type="float" office:value="95047164" calcext:value-type="float">
            <text:p>95047164</text:p>
          </table:table-cell>
          <table:table-cell office:value-type="float" office:value="1477448748" calcext:value-type="float">
            <text:p>1477448748</text:p>
          </table:table-cell>
          <table:table-cell office:value-type="float" office:value="1487107188" calcext:value-type="float">
            <text:p>148710718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65972" calcext:value-type="float">
            <text:p>80865972</text:p>
          </table:table-cell>
          <table:table-cell office:value-type="float" office:value="94650948" calcext:value-type="float">
            <text:p>94650948</text:p>
          </table:table-cell>
          <table:table-cell office:value-type="float" office:value="1476519588" calcext:value-type="float">
            <text:p>1476519588</text:p>
          </table:table-cell>
          <table:table-cell office:value-type="float" office:value="1487192112" calcext:value-type="float">
            <text:p>148719211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20928" calcext:value-type="float">
            <text:p>80720928</text:p>
          </table:table-cell>
          <table:table-cell office:value-type="float" office:value="95514732" calcext:value-type="float">
            <text:p>95514732</text:p>
          </table:table-cell>
          <table:table-cell office:value-type="float" office:value="1476508752" calcext:value-type="float">
            <text:p>1476508752</text:p>
          </table:table-cell>
          <table:table-cell office:value-type="float" office:value="1488355020" calcext:value-type="float">
            <text:p>148835502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/>
          <table:table-cell office:value-type="string" calcext:value-type="string">
            <text:p>ND Boost</text:p>
          </table:table-cell>
          <table:table-cell table:formula="of:=[.N2] / [.L2]" office:value-type="float" office:value="18.2002295865838" calcext:value-type="float">
            <text:p>18,2002295865838</text:p>
          </table:table-cell>
          <table:table-cell table:number-columns-repeated="3"/>
        </table:table-row>
        <table:table-row table:style-name="ro1">
          <table:table-cell office:value-type="float" office:value="80736624" calcext:value-type="float">
            <text:p>80736624</text:p>
          </table:table-cell>
          <table:table-cell office:value-type="float" office:value="94834800" calcext:value-type="float">
            <text:p>94834800</text:p>
          </table:table-cell>
          <table:table-cell office:value-type="float" office:value="1476492876" calcext:value-type="float">
            <text:p>1476492876</text:p>
          </table:table-cell>
          <table:table-cell office:value-type="float" office:value="1490251140" calcext:value-type="float">
            <text:p>149025114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/>
          <table:table-cell office:value-type="string" calcext:value-type="string">
            <text:p>D Boost</text:p>
          </table:table-cell>
          <table:table-cell table:formula="of:=[.O2] / [.M2]" office:value-type="float" office:value="15.7245095916726" calcext:value-type="float">
            <text:p>15,7245095916726</text:p>
          </table:table-cell>
          <table:table-cell table:number-columns-repeated="3"/>
        </table:table-row>
        <table:table-row table:style-name="ro1">
          <table:table-cell office:value-type="float" office:value="81054000" calcext:value-type="float">
            <text:p>81054000</text:p>
          </table:table-cell>
          <table:table-cell office:value-type="float" office:value="94527036" calcext:value-type="float">
            <text:p>94527036</text:p>
          </table:table-cell>
          <table:table-cell office:value-type="float" office:value="1477766196" calcext:value-type="float">
            <text:p>1477766196</text:p>
          </table:table-cell>
          <table:table-cell office:value-type="float" office:value="1488197988" calcext:value-type="float">
            <text:p>148819798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80208" calcext:value-type="float">
            <text:p>81080208</text:p>
          </table:table-cell>
          <table:table-cell office:value-type="float" office:value="94989528" calcext:value-type="float">
            <text:p>94989528</text:p>
          </table:table-cell>
          <table:table-cell office:value-type="float" office:value="1483326684" calcext:value-type="float">
            <text:p>1483326684</text:p>
          </table:table-cell>
          <table:table-cell office:value-type="float" office:value="1488268512" calcext:value-type="float">
            <text:p>148826851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91460" calcext:value-type="float">
            <text:p>80891460</text:p>
          </table:table-cell>
          <table:table-cell office:value-type="float" office:value="94580136" calcext:value-type="float">
            <text:p>94580136</text:p>
          </table:table-cell>
          <table:table-cell office:value-type="float" office:value="1479380688" calcext:value-type="float">
            <text:p>1479380688</text:p>
          </table:table-cell>
          <table:table-cell office:value-type="float" office:value="1490134572" calcext:value-type="float">
            <text:p>149013457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35120" calcext:value-type="float">
            <text:p>80835120</text:p>
          </table:table-cell>
          <table:table-cell office:value-type="float" office:value="94318308" calcext:value-type="float">
            <text:p>94318308</text:p>
          </table:table-cell>
          <table:table-cell office:value-type="float" office:value="1478291688" calcext:value-type="float">
            <text:p>1478291688</text:p>
          </table:table-cell>
          <table:table-cell office:value-type="float" office:value="1488060612" calcext:value-type="float">
            <text:p>148806061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81504" calcext:value-type="float">
            <text:p>81081504</text:p>
          </table:table-cell>
          <table:table-cell office:value-type="float" office:value="94675680" calcext:value-type="float">
            <text:p>94675680</text:p>
          </table:table-cell>
          <table:table-cell office:value-type="float" office:value="1479960468" calcext:value-type="float">
            <text:p>1479960468</text:p>
          </table:table-cell>
          <table:table-cell office:value-type="float" office:value="1490758164" calcext:value-type="float">
            <text:p>149075816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92872" calcext:value-type="float">
            <text:p>80992872</text:p>
          </table:table-cell>
          <table:table-cell office:value-type="float" office:value="94412772" calcext:value-type="float">
            <text:p>94412772</text:p>
          </table:table-cell>
          <table:table-cell office:value-type="float" office:value="1480061772" calcext:value-type="float">
            <text:p>1480061772</text:p>
          </table:table-cell>
          <table:table-cell office:value-type="float" office:value="1488632796" calcext:value-type="float">
            <text:p>148863279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08524" calcext:value-type="float">
            <text:p>80908524</text:p>
          </table:table-cell>
          <table:table-cell office:value-type="float" office:value="94212540" calcext:value-type="float">
            <text:p>94212540</text:p>
          </table:table-cell>
          <table:table-cell office:value-type="float" office:value="1477431504" calcext:value-type="float">
            <text:p>1477431504</text:p>
          </table:table-cell>
          <table:table-cell office:value-type="float" office:value="1488000240" calcext:value-type="float">
            <text:p>148800024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698212" calcext:value-type="float">
            <text:p>80698212</text:p>
          </table:table-cell>
          <table:table-cell office:value-type="float" office:value="94340700" calcext:value-type="float">
            <text:p>94340700</text:p>
          </table:table-cell>
          <table:table-cell office:value-type="float" office:value="1486310508" calcext:value-type="float">
            <text:p>1486310508</text:p>
          </table:table-cell>
          <table:table-cell office:value-type="float" office:value="1498967604" calcext:value-type="float">
            <text:p>149896760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42708" calcext:value-type="float">
            <text:p>80742708</text:p>
          </table:table-cell>
          <table:table-cell office:value-type="float" office:value="94049784" calcext:value-type="float">
            <text:p>94049784</text:p>
          </table:table-cell>
          <table:table-cell office:value-type="float" office:value="1480748400" calcext:value-type="float">
            <text:p>1480748400</text:p>
          </table:table-cell>
          <table:table-cell office:value-type="float" office:value="1488911328" calcext:value-type="float">
            <text:p>148891132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584884" calcext:value-type="float">
            <text:p>80584884</text:p>
          </table:table-cell>
          <table:table-cell office:value-type="float" office:value="94635648" calcext:value-type="float">
            <text:p>94635648</text:p>
          </table:table-cell>
          <table:table-cell office:value-type="float" office:value="1478814408" calcext:value-type="float">
            <text:p>1478814408</text:p>
          </table:table-cell>
          <table:table-cell office:value-type="float" office:value="1487941848" calcext:value-type="float">
            <text:p>148794184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48520" calcext:value-type="float">
            <text:p>80948520</text:p>
          </table:table-cell>
          <table:table-cell office:value-type="float" office:value="94854960" calcext:value-type="float">
            <text:p>94854960</text:p>
          </table:table-cell>
          <table:table-cell office:value-type="float" office:value="1488517236" calcext:value-type="float">
            <text:p>1488517236</text:p>
          </table:table-cell>
          <table:table-cell office:value-type="float" office:value="1489323384" calcext:value-type="float">
            <text:p>148932338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77448" calcext:value-type="float">
            <text:p>80777448</text:p>
          </table:table-cell>
          <table:table-cell office:value-type="float" office:value="94552704" calcext:value-type="float">
            <text:p>94552704</text:p>
          </table:table-cell>
          <table:table-cell office:value-type="float" office:value="1478158740" calcext:value-type="float">
            <text:p>1478158740</text:p>
          </table:table-cell>
          <table:table-cell office:value-type="float" office:value="1488778020" calcext:value-type="float">
            <text:p>148877802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93944" calcext:value-type="float">
            <text:p>80893944</text:p>
          </table:table-cell>
          <table:table-cell office:value-type="float" office:value="101356200" calcext:value-type="float">
            <text:p>101356200</text:p>
          </table:table-cell>
          <table:table-cell office:value-type="float" office:value="1477758024" calcext:value-type="float">
            <text:p>1477758024</text:p>
          </table:table-cell>
          <table:table-cell office:value-type="float" office:value="1501651116" calcext:value-type="float">
            <text:p>150165111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43580" calcext:value-type="float">
            <text:p>80843580</text:p>
          </table:table-cell>
          <table:table-cell office:value-type="float" office:value="93973716" calcext:value-type="float">
            <text:p>93973716</text:p>
          </table:table-cell>
          <table:table-cell office:value-type="float" office:value="1477058976" calcext:value-type="float">
            <text:p>1477058976</text:p>
          </table:table-cell>
          <table:table-cell office:value-type="float" office:value="1487478060" calcext:value-type="float">
            <text:p>148747806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74352" calcext:value-type="float">
            <text:p>80774352</text:p>
          </table:table-cell>
          <table:table-cell office:value-type="float" office:value="94104360" calcext:value-type="float">
            <text:p>94104360</text:p>
          </table:table-cell>
          <table:table-cell office:value-type="float" office:value="1476143316" calcext:value-type="float">
            <text:p>1476143316</text:p>
          </table:table-cell>
          <table:table-cell office:value-type="float" office:value="1489315356" calcext:value-type="float">
            <text:p>148931535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07652" calcext:value-type="float">
            <text:p>80807652</text:p>
          </table:table-cell>
          <table:table-cell office:value-type="float" office:value="94112964" calcext:value-type="float">
            <text:p>94112964</text:p>
          </table:table-cell>
          <table:table-cell office:value-type="float" office:value="1475674632" calcext:value-type="float">
            <text:p>1475674632</text:p>
          </table:table-cell>
          <table:table-cell office:value-type="float" office:value="1489536324" calcext:value-type="float">
            <text:p>148953632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18444" calcext:value-type="float">
            <text:p>80718444</text:p>
          </table:table-cell>
          <table:table-cell office:value-type="float" office:value="94454100" calcext:value-type="float">
            <text:p>94454100</text:p>
          </table:table-cell>
          <table:table-cell office:value-type="float" office:value="1476311472" calcext:value-type="float">
            <text:p>1476311472</text:p>
          </table:table-cell>
          <table:table-cell office:value-type="float" office:value="1489609944" calcext:value-type="float">
            <text:p>148960994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02556" calcext:value-type="float">
            <text:p>81002556</text:p>
          </table:table-cell>
          <table:table-cell office:value-type="float" office:value="94154436" calcext:value-type="float">
            <text:p>94154436</text:p>
          </table:table-cell>
          <table:table-cell office:value-type="float" office:value="1475856036" calcext:value-type="float">
            <text:p>1475856036</text:p>
          </table:table-cell>
          <table:table-cell office:value-type="float" office:value="1489249080" calcext:value-type="float">
            <text:p>148924908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39612" calcext:value-type="float">
            <text:p>80739612</text:p>
          </table:table-cell>
          <table:table-cell office:value-type="float" office:value="94250052" calcext:value-type="float">
            <text:p>94250052</text:p>
          </table:table-cell>
          <table:table-cell office:value-type="float" office:value="1475814420" calcext:value-type="float">
            <text:p>1475814420</text:p>
          </table:table-cell>
          <table:table-cell office:value-type="float" office:value="1489187520" calcext:value-type="float">
            <text:p>148918752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481032" calcext:value-type="float">
            <text:p>81481032</text:p>
          </table:table-cell>
          <table:table-cell office:value-type="float" office:value="94047084" calcext:value-type="float">
            <text:p>94047084</text:p>
          </table:table-cell>
          <table:table-cell office:value-type="float" office:value="1479651408" calcext:value-type="float">
            <text:p>1479651408</text:p>
          </table:table-cell>
          <table:table-cell office:value-type="float" office:value="1489220244" calcext:value-type="float">
            <text:p>148922024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258948" calcext:value-type="float">
            <text:p>81258948</text:p>
          </table:table-cell>
          <table:table-cell office:value-type="float" office:value="94307868" calcext:value-type="float">
            <text:p>94307868</text:p>
          </table:table-cell>
          <table:table-cell office:value-type="float" office:value="1477885752" calcext:value-type="float">
            <text:p>1477885752</text:p>
          </table:table-cell>
          <table:table-cell office:value-type="float" office:value="1489420224" calcext:value-type="float">
            <text:p>148942022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450036" calcext:value-type="float">
            <text:p>81450036</text:p>
          </table:table-cell>
          <table:table-cell office:value-type="float" office:value="94524876" calcext:value-type="float">
            <text:p>94524876</text:p>
          </table:table-cell>
          <table:table-cell office:value-type="float" office:value="1477435644" calcext:value-type="float">
            <text:p>1477435644</text:p>
          </table:table-cell>
          <table:table-cell office:value-type="float" office:value="1489476276" calcext:value-type="float">
            <text:p>148947627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01628" calcext:value-type="float">
            <text:p>81101628</text:p>
          </table:table-cell>
          <table:table-cell office:value-type="float" office:value="94133196" calcext:value-type="float">
            <text:p>94133196</text:p>
          </table:table-cell>
          <table:table-cell office:value-type="float" office:value="1476745344" calcext:value-type="float">
            <text:p>1476745344</text:p>
          </table:table-cell>
          <table:table-cell office:value-type="float" office:value="1489267296" calcext:value-type="float">
            <text:p>148926729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98252" calcext:value-type="float">
            <text:p>81198252</text:p>
          </table:table-cell>
          <table:table-cell office:value-type="float" office:value="94090968" calcext:value-type="float">
            <text:p>94090968</text:p>
          </table:table-cell>
          <table:table-cell office:value-type="float" office:value="1476938484" calcext:value-type="float">
            <text:p>1476938484</text:p>
          </table:table-cell>
          <table:table-cell office:value-type="float" office:value="1489451760" calcext:value-type="float">
            <text:p>148945176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88300" calcext:value-type="float">
            <text:p>80988300</text:p>
          </table:table-cell>
          <table:table-cell office:value-type="float" office:value="94087944" calcext:value-type="float">
            <text:p>94087944</text:p>
          </table:table-cell>
          <table:table-cell office:value-type="float" office:value="1485910512" calcext:value-type="float">
            <text:p>1485910512</text:p>
          </table:table-cell>
          <table:table-cell office:value-type="float" office:value="1489228884" calcext:value-type="float">
            <text:p>148922888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04040" calcext:value-type="float">
            <text:p>81104040</text:p>
          </table:table-cell>
          <table:table-cell office:value-type="float" office:value="94436568" calcext:value-type="float">
            <text:p>94436568</text:p>
          </table:table-cell>
          <table:table-cell office:value-type="float" office:value="1476557964" calcext:value-type="float">
            <text:p>1476557964</text:p>
          </table:table-cell>
          <table:table-cell office:value-type="float" office:value="1491423300" calcext:value-type="float">
            <text:p>149142330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62640" calcext:value-type="float">
            <text:p>81062640</text:p>
          </table:table-cell>
          <table:table-cell office:value-type="float" office:value="94147488" calcext:value-type="float">
            <text:p>94147488</text:p>
          </table:table-cell>
          <table:table-cell office:value-type="float" office:value="1476326412" calcext:value-type="float">
            <text:p>1476326412</text:p>
          </table:table-cell>
          <table:table-cell office:value-type="float" office:value="1489566924" calcext:value-type="float">
            <text:p>148956692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41132" calcext:value-type="float">
            <text:p>80841132</text:p>
          </table:table-cell>
          <table:table-cell office:value-type="float" office:value="94203612" calcext:value-type="float">
            <text:p>94203612</text:p>
          </table:table-cell>
          <table:table-cell office:value-type="float" office:value="1476058788" calcext:value-type="float">
            <text:p>1476058788</text:p>
          </table:table-cell>
          <table:table-cell office:value-type="float" office:value="1488766392" calcext:value-type="float">
            <text:p>148876639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92080" calcext:value-type="float">
            <text:p>80992080</text:p>
          </table:table-cell>
          <table:table-cell office:value-type="float" office:value="94011444" calcext:value-type="float">
            <text:p>94011444</text:p>
          </table:table-cell>
          <table:table-cell office:value-type="float" office:value="1475718156" calcext:value-type="float">
            <text:p>1475718156</text:p>
          </table:table-cell>
          <table:table-cell office:value-type="float" office:value="1489046832" calcext:value-type="float">
            <text:p>148904683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82992" calcext:value-type="float">
            <text:p>80782992</text:p>
          </table:table-cell>
          <table:table-cell office:value-type="float" office:value="94122648" calcext:value-type="float">
            <text:p>94122648</text:p>
          </table:table-cell>
          <table:table-cell office:value-type="float" office:value="1475531388" calcext:value-type="float">
            <text:p>1475531388</text:p>
          </table:table-cell>
          <table:table-cell office:value-type="float" office:value="1491444792" calcext:value-type="float">
            <text:p>149144479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97092" calcext:value-type="float">
            <text:p>81097092</text:p>
          </table:table-cell>
          <table:table-cell office:value-type="float" office:value="94533264" calcext:value-type="float">
            <text:p>94533264</text:p>
          </table:table-cell>
          <table:table-cell office:value-type="float" office:value="1475324568" calcext:value-type="float">
            <text:p>1475324568</text:p>
          </table:table-cell>
          <table:table-cell office:value-type="float" office:value="1489135536" calcext:value-type="float">
            <text:p>148913553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27712" calcext:value-type="float">
            <text:p>80927712</text:p>
          </table:table-cell>
          <table:table-cell office:value-type="float" office:value="94099500" calcext:value-type="float">
            <text:p>94099500</text:p>
          </table:table-cell>
          <table:table-cell office:value-type="float" office:value="1475525772" calcext:value-type="float">
            <text:p>1475525772</text:p>
          </table:table-cell>
          <table:table-cell office:value-type="float" office:value="1488382596" calcext:value-type="float">
            <text:p>148838259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36732" calcext:value-type="float">
            <text:p>80736732</text:p>
          </table:table-cell>
          <table:table-cell office:value-type="float" office:value="94060620" calcext:value-type="float">
            <text:p>94060620</text:p>
          </table:table-cell>
          <table:table-cell office:value-type="float" office:value="1475485200" calcext:value-type="float">
            <text:p>1475485200</text:p>
          </table:table-cell>
          <table:table-cell office:value-type="float" office:value="1489467168" calcext:value-type="float">
            <text:p>148946716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54180" calcext:value-type="float">
            <text:p>81054180</text:p>
          </table:table-cell>
          <table:table-cell office:value-type="float" office:value="101089548" calcext:value-type="float">
            <text:p>101089548</text:p>
          </table:table-cell>
          <table:table-cell office:value-type="float" office:value="1475392680" calcext:value-type="float">
            <text:p>1475392680</text:p>
          </table:table-cell>
          <table:table-cell office:value-type="float" office:value="1495824516" calcext:value-type="float">
            <text:p>149582451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86672" calcext:value-type="float">
            <text:p>80886672</text:p>
          </table:table-cell>
          <table:table-cell office:value-type="float" office:value="93729780" calcext:value-type="float">
            <text:p>93729780</text:p>
          </table:table-cell>
          <table:table-cell office:value-type="float" office:value="1474778736" calcext:value-type="float">
            <text:p>1474778736</text:p>
          </table:table-cell>
          <table:table-cell office:value-type="float" office:value="1487833236" calcext:value-type="float">
            <text:p>148783323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649936" calcext:value-type="float">
            <text:p>80649936</text:p>
          </table:table-cell>
          <table:table-cell office:value-type="float" office:value="94042368" calcext:value-type="float">
            <text:p>94042368</text:p>
          </table:table-cell>
          <table:table-cell office:value-type="float" office:value="1475047404" calcext:value-type="float">
            <text:p>1475047404</text:p>
          </table:table-cell>
          <table:table-cell office:value-type="float" office:value="1489156560" calcext:value-type="float">
            <text:p>148915656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642844" calcext:value-type="float">
            <text:p>80642844</text:p>
          </table:table-cell>
          <table:table-cell office:value-type="float" office:value="94459068" calcext:value-type="float">
            <text:p>94459068</text:p>
          </table:table-cell>
          <table:table-cell office:value-type="float" office:value="1474989120" calcext:value-type="float">
            <text:p>1474989120</text:p>
          </table:table-cell>
          <table:table-cell office:value-type="float" office:value="1489448772" calcext:value-type="float">
            <text:p>148944877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670204" calcext:value-type="float">
            <text:p>80670204</text:p>
          </table:table-cell>
          <table:table-cell office:value-type="float" office:value="94182192" calcext:value-type="float">
            <text:p>94182192</text:p>
          </table:table-cell>
          <table:table-cell office:value-type="float" office:value="1475295444" calcext:value-type="float">
            <text:p>1475295444</text:p>
          </table:table-cell>
          <table:table-cell office:value-type="float" office:value="1488476268" calcext:value-type="float">
            <text:p>148847626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648028" calcext:value-type="float">
            <text:p>80648028</text:p>
          </table:table-cell>
          <table:table-cell office:value-type="float" office:value="94207428" calcext:value-type="float">
            <text:p>94207428</text:p>
          </table:table-cell>
          <table:table-cell office:value-type="float" office:value="1476201168" calcext:value-type="float">
            <text:p>1476201168</text:p>
          </table:table-cell>
          <table:table-cell office:value-type="float" office:value="1489238028" calcext:value-type="float">
            <text:p>148923802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90128" calcext:value-type="float">
            <text:p>80890128</text:p>
          </table:table-cell>
          <table:table-cell office:value-type="float" office:value="94287384" calcext:value-type="float">
            <text:p>94287384</text:p>
          </table:table-cell>
          <table:table-cell office:value-type="float" office:value="1475507016" calcext:value-type="float">
            <text:p>1475507016</text:p>
          </table:table-cell>
          <table:table-cell office:value-type="float" office:value="1488451284" calcext:value-type="float">
            <text:p>148845128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32824" calcext:value-type="float">
            <text:p>80932824</text:p>
          </table:table-cell>
          <table:table-cell office:value-type="float" office:value="94476780" calcext:value-type="float">
            <text:p>94476780</text:p>
          </table:table-cell>
          <table:table-cell office:value-type="float" office:value="1475305020" calcext:value-type="float">
            <text:p>1475305020</text:p>
          </table:table-cell>
          <table:table-cell office:value-type="float" office:value="1488540348" calcext:value-type="float">
            <text:p>148854034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43416" calcext:value-type="float">
            <text:p>81043416</text:p>
          </table:table-cell>
          <table:table-cell office:value-type="float" office:value="94300416" calcext:value-type="float">
            <text:p>94300416</text:p>
          </table:table-cell>
          <table:table-cell office:value-type="float" office:value="1475164944" calcext:value-type="float">
            <text:p>1475164944</text:p>
          </table:table-cell>
          <table:table-cell office:value-type="float" office:value="1488910644" calcext:value-type="float">
            <text:p>148891064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696232" calcext:value-type="float">
            <text:p>80696232</text:p>
          </table:table-cell>
          <table:table-cell office:value-type="float" office:value="94002732" calcext:value-type="float">
            <text:p>94002732</text:p>
          </table:table-cell>
          <table:table-cell office:value-type="float" office:value="1475053704" calcext:value-type="float">
            <text:p>1475053704</text:p>
          </table:table-cell>
          <table:table-cell office:value-type="float" office:value="1488982500" calcext:value-type="float">
            <text:p>148898250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37640" calcext:value-type="float">
            <text:p>80837640</text:p>
          </table:table-cell>
          <table:table-cell office:value-type="float" office:value="94184748" calcext:value-type="float">
            <text:p>94184748</text:p>
          </table:table-cell>
          <table:table-cell office:value-type="float" office:value="1475297208" calcext:value-type="float">
            <text:p>1475297208</text:p>
          </table:table-cell>
          <table:table-cell office:value-type="float" office:value="1488776544" calcext:value-type="float">
            <text:p>148877654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682588" calcext:value-type="float">
            <text:p>80682588</text:p>
          </table:table-cell>
          <table:table-cell office:value-type="float" office:value="94091508" calcext:value-type="float">
            <text:p>94091508</text:p>
          </table:table-cell>
          <table:table-cell office:value-type="float" office:value="1474294428" calcext:value-type="float">
            <text:p>1474294428</text:p>
          </table:table-cell>
          <table:table-cell office:value-type="float" office:value="1488500964" calcext:value-type="float">
            <text:p>148850096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64280" calcext:value-type="float">
            <text:p>80864280</text:p>
          </table:table-cell>
          <table:table-cell office:value-type="float" office:value="95398668" calcext:value-type="float">
            <text:p>95398668</text:p>
          </table:table-cell>
          <table:table-cell office:value-type="float" office:value="1474396416" calcext:value-type="float">
            <text:p>1474396416</text:p>
          </table:table-cell>
          <table:table-cell office:value-type="float" office:value="1488800196" calcext:value-type="float">
            <text:p>148880019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69788" calcext:value-type="float">
            <text:p>80869788</text:p>
          </table:table-cell>
          <table:table-cell office:value-type="float" office:value="94474836" calcext:value-type="float">
            <text:p>94474836</text:p>
          </table:table-cell>
          <table:table-cell office:value-type="float" office:value="1473388920" calcext:value-type="float">
            <text:p>1473388920</text:p>
          </table:table-cell>
          <table:table-cell office:value-type="float" office:value="1489152168" calcext:value-type="float">
            <text:p>148915216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55380" calcext:value-type="float">
            <text:p>80755380</text:p>
          </table:table-cell>
          <table:table-cell office:value-type="float" office:value="94178628" calcext:value-type="float">
            <text:p>94178628</text:p>
          </table:table-cell>
          <table:table-cell office:value-type="float" office:value="1474125624" calcext:value-type="float">
            <text:p>1474125624</text:p>
          </table:table-cell>
          <table:table-cell office:value-type="float" office:value="1488365604" calcext:value-type="float">
            <text:p>148836560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643852" calcext:value-type="float">
            <text:p>80643852</text:p>
          </table:table-cell>
          <table:table-cell office:value-type="float" office:value="94665420" calcext:value-type="float">
            <text:p>94665420</text:p>
          </table:table-cell>
          <table:table-cell office:value-type="float" office:value="1474431552" calcext:value-type="float">
            <text:p>1474431552</text:p>
          </table:table-cell>
          <table:table-cell office:value-type="float" office:value="1489149396" calcext:value-type="float">
            <text:p>148914939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67484" calcext:value-type="float">
            <text:p>80867484</text:p>
          </table:table-cell>
          <table:table-cell office:value-type="float" office:value="94070376" calcext:value-type="float">
            <text:p>94070376</text:p>
          </table:table-cell>
          <table:table-cell office:value-type="float" office:value="1474813548" calcext:value-type="float">
            <text:p>1474813548</text:p>
          </table:table-cell>
          <table:table-cell office:value-type="float" office:value="1488701592" calcext:value-type="float">
            <text:p>148870159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650116" calcext:value-type="float">
            <text:p>80650116</text:p>
          </table:table-cell>
          <table:table-cell office:value-type="float" office:value="94187520" calcext:value-type="float">
            <text:p>94187520</text:p>
          </table:table-cell>
          <table:table-cell office:value-type="float" office:value="1475081820" calcext:value-type="float">
            <text:p>1475081820</text:p>
          </table:table-cell>
          <table:table-cell office:value-type="float" office:value="1489072752" calcext:value-type="float">
            <text:p>148907275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88436" calcext:value-type="float">
            <text:p>80888436</text:p>
          </table:table-cell>
          <table:table-cell office:value-type="float" office:value="94375368" calcext:value-type="float">
            <text:p>94375368</text:p>
          </table:table-cell>
          <table:table-cell office:value-type="float" office:value="1474814304" calcext:value-type="float">
            <text:p>1474814304</text:p>
          </table:table-cell>
          <table:table-cell office:value-type="float" office:value="1488663648" calcext:value-type="float">
            <text:p>148866364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614656" calcext:value-type="float">
            <text:p>80614656</text:p>
          </table:table-cell>
          <table:table-cell office:value-type="float" office:value="94895064" calcext:value-type="float">
            <text:p>94895064</text:p>
          </table:table-cell>
          <table:table-cell office:value-type="float" office:value="1475772984" calcext:value-type="float">
            <text:p>1475772984</text:p>
          </table:table-cell>
          <table:table-cell office:value-type="float" office:value="1488894084" calcext:value-type="float">
            <text:p>148889408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673336" calcext:value-type="float">
            <text:p>80673336</text:p>
          </table:table-cell>
          <table:table-cell office:value-type="float" office:value="94426776" calcext:value-type="float">
            <text:p>94426776</text:p>
          </table:table-cell>
          <table:table-cell office:value-type="float" office:value="1475340732" calcext:value-type="float">
            <text:p>1475340732</text:p>
          </table:table-cell>
          <table:table-cell office:value-type="float" office:value="1488997548" calcext:value-type="float">
            <text:p>148899754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662464" calcext:value-type="float">
            <text:p>80662464</text:p>
          </table:table-cell>
          <table:table-cell office:value-type="float" office:value="100614240" calcext:value-type="float">
            <text:p>100614240</text:p>
          </table:table-cell>
          <table:table-cell office:value-type="float" office:value="1474793784" calcext:value-type="float">
            <text:p>1474793784</text:p>
          </table:table-cell>
          <table:table-cell office:value-type="float" office:value="1496459340" calcext:value-type="float">
            <text:p>149645934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01020" calcext:value-type="float">
            <text:p>80701020</text:p>
          </table:table-cell>
          <table:table-cell office:value-type="float" office:value="93932892" calcext:value-type="float">
            <text:p>93932892</text:p>
          </table:table-cell>
          <table:table-cell office:value-type="float" office:value="1474548156" calcext:value-type="float">
            <text:p>1474548156</text:p>
          </table:table-cell>
          <table:table-cell office:value-type="float" office:value="1488543408" calcext:value-type="float">
            <text:p>148854340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62976" calcext:value-type="float">
            <text:p>80762976</text:p>
          </table:table-cell>
          <table:table-cell office:value-type="float" office:value="94315392" calcext:value-type="float">
            <text:p>94315392</text:p>
          </table:table-cell>
          <table:table-cell office:value-type="float" office:value="1474137468" calcext:value-type="float">
            <text:p>1474137468</text:p>
          </table:table-cell>
          <table:table-cell office:value-type="float" office:value="1489083840" calcext:value-type="float">
            <text:p>148908384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565552" calcext:value-type="float">
            <text:p>80565552</text:p>
          </table:table-cell>
          <table:table-cell office:value-type="float" office:value="94591044" calcext:value-type="float">
            <text:p>94591044</text:p>
          </table:table-cell>
          <table:table-cell office:value-type="float" office:value="1473677964" calcext:value-type="float">
            <text:p>1473677964</text:p>
          </table:table-cell>
          <table:table-cell office:value-type="float" office:value="1489359600" calcext:value-type="float">
            <text:p>148935960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522244" calcext:value-type="float">
            <text:p>80522244</text:p>
          </table:table-cell>
          <table:table-cell office:value-type="float" office:value="94280724" calcext:value-type="float">
            <text:p>94280724</text:p>
          </table:table-cell>
          <table:table-cell office:value-type="float" office:value="1473511752" calcext:value-type="float">
            <text:p>1473511752</text:p>
          </table:table-cell>
          <table:table-cell office:value-type="float" office:value="1488922416" calcext:value-type="float">
            <text:p>148892241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495028" calcext:value-type="float">
            <text:p>80495028</text:p>
          </table:table-cell>
          <table:table-cell office:value-type="float" office:value="94290300" calcext:value-type="float">
            <text:p>94290300</text:p>
          </table:table-cell>
          <table:table-cell office:value-type="float" office:value="1474032600" calcext:value-type="float">
            <text:p>1474032600</text:p>
          </table:table-cell>
          <table:table-cell office:value-type="float" office:value="1489185396" calcext:value-type="float">
            <text:p>148918539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585280" calcext:value-type="float">
            <text:p>80585280</text:p>
          </table:table-cell>
          <table:table-cell office:value-type="float" office:value="94117608" calcext:value-type="float">
            <text:p>94117608</text:p>
          </table:table-cell>
          <table:table-cell office:value-type="float" office:value="1474363944" calcext:value-type="float">
            <text:p>1474363944</text:p>
          </table:table-cell>
          <table:table-cell office:value-type="float" office:value="1488641796" calcext:value-type="float">
            <text:p>148864179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604180" calcext:value-type="float">
            <text:p>80604180</text:p>
          </table:table-cell>
          <table:table-cell office:value-type="float" office:value="94586112" calcext:value-type="float">
            <text:p>94586112</text:p>
          </table:table-cell>
          <table:table-cell office:value-type="float" office:value="1473996168" calcext:value-type="float">
            <text:p>1473996168</text:p>
          </table:table-cell>
          <table:table-cell office:value-type="float" office:value="1489877568" calcext:value-type="float">
            <text:p>148987756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03684" calcext:value-type="float">
            <text:p>80703684</text:p>
          </table:table-cell>
          <table:table-cell office:value-type="float" office:value="94057596" calcext:value-type="float">
            <text:p>94057596</text:p>
          </table:table-cell>
          <table:table-cell office:value-type="float" office:value="1476430344" calcext:value-type="float">
            <text:p>1476430344</text:p>
          </table:table-cell>
          <table:table-cell office:value-type="float" office:value="1489362984" calcext:value-type="float">
            <text:p>148936298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89424" calcext:value-type="float">
            <text:p>81089424</text:p>
          </table:table-cell>
          <table:table-cell office:value-type="float" office:value="94145400" calcext:value-type="float">
            <text:p>94145400</text:p>
          </table:table-cell>
          <table:table-cell office:value-type="float" office:value="1475829576" calcext:value-type="float">
            <text:p>1475829576</text:p>
          </table:table-cell>
          <table:table-cell office:value-type="float" office:value="1488300804" calcext:value-type="float">
            <text:p>148830080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643888" calcext:value-type="float">
            <text:p>80643888</text:p>
          </table:table-cell>
          <table:table-cell office:value-type="float" office:value="94183236" calcext:value-type="float">
            <text:p>94183236</text:p>
          </table:table-cell>
          <table:table-cell office:value-type="float" office:value="1475556120" calcext:value-type="float">
            <text:p>1475556120</text:p>
          </table:table-cell>
          <table:table-cell office:value-type="float" office:value="1493677368" calcext:value-type="float">
            <text:p>149367736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36188" calcext:value-type="float">
            <text:p>81136188</text:p>
          </table:table-cell>
          <table:table-cell office:value-type="float" office:value="94504716" calcext:value-type="float">
            <text:p>94504716</text:p>
          </table:table-cell>
          <table:table-cell office:value-type="float" office:value="1474540164" calcext:value-type="float">
            <text:p>1474540164</text:p>
          </table:table-cell>
          <table:table-cell office:value-type="float" office:value="1488733524" calcext:value-type="float">
            <text:p>148873352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99200" calcext:value-type="float">
            <text:p>80899200</text:p>
          </table:table-cell>
          <table:table-cell office:value-type="float" office:value="94489272" calcext:value-type="float">
            <text:p>94489272</text:p>
          </table:table-cell>
          <table:table-cell office:value-type="float" office:value="1474092288" calcext:value-type="float">
            <text:p>1474092288</text:p>
          </table:table-cell>
          <table:table-cell office:value-type="float" office:value="1489514220" calcext:value-type="float">
            <text:p>148951422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38072" calcext:value-type="float">
            <text:p>80838072</text:p>
          </table:table-cell>
          <table:table-cell office:value-type="float" office:value="94137696" calcext:value-type="float">
            <text:p>94137696</text:p>
          </table:table-cell>
          <table:table-cell office:value-type="float" office:value="1474366176" calcext:value-type="float">
            <text:p>1474366176</text:p>
          </table:table-cell>
          <table:table-cell office:value-type="float" office:value="1489378392" calcext:value-type="float">
            <text:p>148937839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677980" calcext:value-type="float">
            <text:p>80677980</text:p>
          </table:table-cell>
          <table:table-cell office:value-type="float" office:value="94092948" calcext:value-type="float">
            <text:p>94092948</text:p>
          </table:table-cell>
          <table:table-cell office:value-type="float" office:value="1474596900" calcext:value-type="float">
            <text:p>1474596900</text:p>
          </table:table-cell>
          <table:table-cell office:value-type="float" office:value="1488736800" calcext:value-type="float">
            <text:p>148873680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11136" calcext:value-type="float">
            <text:p>80711136</text:p>
          </table:table-cell>
          <table:table-cell office:value-type="float" office:value="94406616" calcext:value-type="float">
            <text:p>94406616</text:p>
          </table:table-cell>
          <table:table-cell office:value-type="float" office:value="1473820092" calcext:value-type="float">
            <text:p>1473820092</text:p>
          </table:table-cell>
          <table:table-cell office:value-type="float" office:value="1489325184" calcext:value-type="float">
            <text:p>148932518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98776" calcext:value-type="float">
            <text:p>80998776</text:p>
          </table:table-cell>
          <table:table-cell office:value-type="float" office:value="94645836" calcext:value-type="float">
            <text:p>94645836</text:p>
          </table:table-cell>
          <table:table-cell office:value-type="float" office:value="1475647812" calcext:value-type="float">
            <text:p>1475647812</text:p>
          </table:table-cell>
          <table:table-cell office:value-type="float" office:value="1490610420" calcext:value-type="float">
            <text:p>149061042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63588" calcext:value-type="float">
            <text:p>80763588</text:p>
          </table:table-cell>
          <table:table-cell office:value-type="float" office:value="94211244" calcext:value-type="float">
            <text:p>94211244</text:p>
          </table:table-cell>
          <table:table-cell office:value-type="float" office:value="1474503696" calcext:value-type="float">
            <text:p>1474503696</text:p>
          </table:table-cell>
          <table:table-cell office:value-type="float" office:value="1488853620" calcext:value-type="float">
            <text:p>148885362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51924" calcext:value-type="float">
            <text:p>80751924</text:p>
          </table:table-cell>
          <table:table-cell office:value-type="float" office:value="94142376" calcext:value-type="float">
            <text:p>94142376</text:p>
          </table:table-cell>
          <table:table-cell office:value-type="float" office:value="1474320384" calcext:value-type="float">
            <text:p>1474320384</text:p>
          </table:table-cell>
          <table:table-cell office:value-type="float" office:value="1489348584" calcext:value-type="float">
            <text:p>148934858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31764" calcext:value-type="float">
            <text:p>80731764</text:p>
          </table:table-cell>
          <table:table-cell office:value-type="float" office:value="94572252" calcext:value-type="float">
            <text:p>94572252</text:p>
          </table:table-cell>
          <table:table-cell office:value-type="float" office:value="1473312780" calcext:value-type="float">
            <text:p>1473312780</text:p>
          </table:table-cell>
          <table:table-cell office:value-type="float" office:value="1489271400" calcext:value-type="float">
            <text:p>148927140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62148" calcext:value-type="float">
            <text:p>80762148</text:p>
          </table:table-cell>
          <table:table-cell office:value-type="float" office:value="94026852" calcext:value-type="float">
            <text:p>94026852</text:p>
          </table:table-cell>
          <table:table-cell office:value-type="float" office:value="1474123644" calcext:value-type="float">
            <text:p>1474123644</text:p>
          </table:table-cell>
          <table:table-cell office:value-type="float" office:value="1495980684" calcext:value-type="float">
            <text:p>149598068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83856" calcext:value-type="float">
            <text:p>80783856</text:p>
          </table:table-cell>
          <table:table-cell office:value-type="float" office:value="101271132" calcext:value-type="float">
            <text:p>101271132</text:p>
          </table:table-cell>
          <table:table-cell office:value-type="float" office:value="1473666588" calcext:value-type="float">
            <text:p>1473666588</text:p>
          </table:table-cell>
          <table:table-cell office:value-type="float" office:value="1491234300" calcext:value-type="float">
            <text:p>149123430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65352" calcext:value-type="float">
            <text:p>80765352</text:p>
          </table:table-cell>
          <table:table-cell office:value-type="float" office:value="93751632" calcext:value-type="float">
            <text:p>93751632</text:p>
          </table:table-cell>
          <table:table-cell office:value-type="float" office:value="1473335028" calcext:value-type="float">
            <text:p>1473335028</text:p>
          </table:table-cell>
          <table:table-cell office:value-type="float" office:value="1489548888" calcext:value-type="float">
            <text:p>148954888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55308" calcext:value-type="float">
            <text:p>80755308</text:p>
          </table:table-cell>
          <table:table-cell office:value-type="float" office:value="94172292" calcext:value-type="float">
            <text:p>94172292</text:p>
          </table:table-cell>
          <table:table-cell office:value-type="float" office:value="1473390252" calcext:value-type="float">
            <text:p>1473390252</text:p>
          </table:table-cell>
          <table:table-cell office:value-type="float" office:value="1489379076" calcext:value-type="float">
            <text:p>148937907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91712" calcext:value-type="float">
            <text:p>80891712</text:p>
          </table:table-cell>
          <table:table-cell office:value-type="float" office:value="94281444" calcext:value-type="float">
            <text:p>94281444</text:p>
          </table:table-cell>
          <table:table-cell office:value-type="float" office:value="1473612048" calcext:value-type="float">
            <text:p>1473612048</text:p>
          </table:table-cell>
          <table:table-cell office:value-type="float" office:value="1488685284" calcext:value-type="float">
            <text:p>148868528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553528" calcext:value-type="float">
            <text:p>80553528</text:p>
          </table:table-cell>
          <table:table-cell office:value-type="float" office:value="94582800" calcext:value-type="float">
            <text:p>94582800</text:p>
          </table:table-cell>
          <table:table-cell office:value-type="float" office:value="1472386500" calcext:value-type="float">
            <text:p>1472386500</text:p>
          </table:table-cell>
          <table:table-cell office:value-type="float" office:value="1488863880" calcext:value-type="float">
            <text:p>148886388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677260" calcext:value-type="float">
            <text:p>80677260</text:p>
          </table:table-cell>
          <table:table-cell office:value-type="float" office:value="94125672" calcext:value-type="float">
            <text:p>94125672</text:p>
          </table:table-cell>
          <table:table-cell office:value-type="float" office:value="1474854156" calcext:value-type="float">
            <text:p>1474854156</text:p>
          </table:table-cell>
          <table:table-cell office:value-type="float" office:value="1488696300" calcext:value-type="float">
            <text:p>148869630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535852" calcext:value-type="float">
            <text:p>80535852</text:p>
          </table:table-cell>
          <table:table-cell office:value-type="float" office:value="94142880" calcext:value-type="float">
            <text:p>94142880</text:p>
          </table:table-cell>
          <table:table-cell office:value-type="float" office:value="1473364908" calcext:value-type="float">
            <text:p>1473364908</text:p>
          </table:table-cell>
          <table:table-cell office:value-type="float" office:value="1489356576" calcext:value-type="float">
            <text:p>148935657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20928" calcext:value-type="float">
            <text:p>80720928</text:p>
          </table:table-cell>
          <table:table-cell office:value-type="float" office:value="94198032" calcext:value-type="float">
            <text:p>94198032</text:p>
          </table:table-cell>
          <table:table-cell office:value-type="float" office:value="1473022548" calcext:value-type="float">
            <text:p>1473022548</text:p>
          </table:table-cell>
          <table:table-cell office:value-type="float" office:value="1488551040" calcext:value-type="float">
            <text:p>148855104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548812" calcext:value-type="float">
            <text:p>80548812</text:p>
          </table:table-cell>
          <table:table-cell office:value-type="float" office:value="94534668" calcext:value-type="float">
            <text:p>94534668</text:p>
          </table:table-cell>
          <table:table-cell office:value-type="float" office:value="1472702868" calcext:value-type="float">
            <text:p>1472702868</text:p>
          </table:table-cell>
          <table:table-cell office:value-type="float" office:value="1489070664" calcext:value-type="float">
            <text:p>148907066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692344" calcext:value-type="float">
            <text:p>80692344</text:p>
          </table:table-cell>
          <table:table-cell office:value-type="float" office:value="94309812" calcext:value-type="float">
            <text:p>94309812</text:p>
          </table:table-cell>
          <table:table-cell office:value-type="float" office:value="1472110704" calcext:value-type="float">
            <text:p>1472110704</text:p>
          </table:table-cell>
          <table:table-cell office:value-type="float" office:value="1488235068" calcext:value-type="float">
            <text:p>148823506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13312" calcext:value-type="float">
            <text:p>80913312</text:p>
          </table:table-cell>
          <table:table-cell office:value-type="float" office:value="94130676" calcext:value-type="float">
            <text:p>94130676</text:p>
          </table:table-cell>
          <table:table-cell office:value-type="float" office:value="1471735116" calcext:value-type="float">
            <text:p>1471735116</text:p>
          </table:table-cell>
          <table:table-cell office:value-type="float" office:value="1488854016" calcext:value-type="float">
            <text:p>148885401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04332" calcext:value-type="float">
            <text:p>80704332</text:p>
          </table:table-cell>
          <table:table-cell office:value-type="float" office:value="94281624" calcext:value-type="float">
            <text:p>94281624</text:p>
          </table:table-cell>
          <table:table-cell office:value-type="float" office:value="1471663116" calcext:value-type="float">
            <text:p>1471663116</text:p>
          </table:table-cell>
          <table:table-cell office:value-type="float" office:value="1488918024" calcext:value-type="float">
            <text:p>148891802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47100" calcext:value-type="float">
            <text:p>80747100</text:p>
          </table:table-cell>
          <table:table-cell office:value-type="float" office:value="94808916" calcext:value-type="float">
            <text:p>94808916</text:p>
          </table:table-cell>
          <table:table-cell office:value-type="float" office:value="1471788648" calcext:value-type="float">
            <text:p>1471788648</text:p>
          </table:table-cell>
          <table:table-cell office:value-type="float" office:value="1489423356" calcext:value-type="float">
            <text:p>148942335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442332" calcext:value-type="float">
            <text:p>81442332</text:p>
          </table:table-cell>
          <table:table-cell office:value-type="float" office:value="94211388" calcext:value-type="float">
            <text:p>94211388</text:p>
          </table:table-cell>
          <table:table-cell office:value-type="float" office:value="1471648032" calcext:value-type="float">
            <text:p>1471648032</text:p>
          </table:table-cell>
          <table:table-cell office:value-type="float" office:value="1489546548" calcext:value-type="float">
            <text:p>148954654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07092" calcext:value-type="float">
            <text:p>81007092</text:p>
          </table:table-cell>
          <table:table-cell office:value-type="float" office:value="94199508" calcext:value-type="float">
            <text:p>94199508</text:p>
          </table:table-cell>
          <table:table-cell office:value-type="float" office:value="1471479264" calcext:value-type="float">
            <text:p>1471479264</text:p>
          </table:table-cell>
          <table:table-cell office:value-type="float" office:value="1488600468" calcext:value-type="float">
            <text:p>148860046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27612" calcext:value-type="float">
            <text:p>81027612</text:p>
          </table:table-cell>
          <table:table-cell office:value-type="float" office:value="94274640" calcext:value-type="float">
            <text:p>94274640</text:p>
          </table:table-cell>
          <table:table-cell office:value-type="float" office:value="1471636548" calcext:value-type="float">
            <text:p>1471636548</text:p>
          </table:table-cell>
          <table:table-cell office:value-type="float" office:value="1489244400" calcext:value-type="float">
            <text:p>148924440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46524" calcext:value-type="float">
            <text:p>80746524</text:p>
          </table:table-cell>
          <table:table-cell office:value-type="float" office:value="94630212" calcext:value-type="float">
            <text:p>94630212</text:p>
          </table:table-cell>
          <table:table-cell office:value-type="float" office:value="1472566212" calcext:value-type="float">
            <text:p>1472566212</text:p>
          </table:table-cell>
          <table:table-cell office:value-type="float" office:value="1488602592" calcext:value-type="float">
            <text:p>148860259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675028" calcext:value-type="float">
            <text:p>80675028</text:p>
          </table:table-cell>
          <table:table-cell office:value-type="float" office:value="94202784" calcext:value-type="float">
            <text:p>94202784</text:p>
          </table:table-cell>
          <table:table-cell office:value-type="float" office:value="1483380792" calcext:value-type="float">
            <text:p>1483380792</text:p>
          </table:table-cell>
          <table:table-cell office:value-type="float" office:value="1489217184" calcext:value-type="float">
            <text:p>148921718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27624" calcext:value-type="float">
            <text:p>80727624</text:p>
          </table:table-cell>
          <table:table-cell office:value-type="float" office:value="94204980" calcext:value-type="float">
            <text:p>94204980</text:p>
          </table:table-cell>
          <table:table-cell office:value-type="float" office:value="1483876836" calcext:value-type="float">
            <text:p>1483876836</text:p>
          </table:table-cell>
          <table:table-cell office:value-type="float" office:value="1488678372" calcext:value-type="float">
            <text:p>148867837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14052" calcext:value-type="float">
            <text:p>80714052</text:p>
          </table:table-cell>
          <table:table-cell office:value-type="float" office:value="94131360" calcext:value-type="float">
            <text:p>94131360</text:p>
          </table:table-cell>
          <table:table-cell office:value-type="float" office:value="1478164644" calcext:value-type="float">
            <text:p>1478164644</text:p>
          </table:table-cell>
          <table:table-cell office:value-type="float" office:value="1489041612" calcext:value-type="float">
            <text:p>148904161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12432" calcext:value-type="float">
            <text:p>80712432</text:p>
          </table:table-cell>
          <table:table-cell office:value-type="float" office:value="94033296" calcext:value-type="float">
            <text:p>94033296</text:p>
          </table:table-cell>
          <table:table-cell office:value-type="float" office:value="1485010728" calcext:value-type="float">
            <text:p>1485010728</text:p>
          </table:table-cell>
          <table:table-cell office:value-type="float" office:value="1495811160" calcext:value-type="float">
            <text:p>149581116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62292" calcext:value-type="float">
            <text:p>80762292</text:p>
          </table:table-cell>
          <table:table-cell office:value-type="float" office:value="101600640" calcext:value-type="float">
            <text:p>101600640</text:p>
          </table:table-cell>
          <table:table-cell office:value-type="float" office:value="1483499700" calcext:value-type="float">
            <text:p>1483499700</text:p>
          </table:table-cell>
          <table:table-cell office:value-type="float" office:value="1488442896" calcext:value-type="float">
            <text:p>148844289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87600" calcext:value-type="float">
            <text:p>80787600</text:p>
          </table:table-cell>
          <table:table-cell office:value-type="float" office:value="93822084" calcext:value-type="float">
            <text:p>93822084</text:p>
          </table:table-cell>
          <table:table-cell office:value-type="float" office:value="1488486852" calcext:value-type="float">
            <text:p>1488486852</text:p>
          </table:table-cell>
          <table:table-cell office:value-type="float" office:value="1489194216" calcext:value-type="float">
            <text:p>148919421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37244" calcext:value-type="float">
            <text:p>80837244</text:p>
          </table:table-cell>
          <table:table-cell office:value-type="float" office:value="94366764" calcext:value-type="float">
            <text:p>94366764</text:p>
          </table:table-cell>
          <table:table-cell office:value-type="float" office:value="1477999224" calcext:value-type="float">
            <text:p>1477999224</text:p>
          </table:table-cell>
          <table:table-cell office:value-type="float" office:value="1489466160" calcext:value-type="float">
            <text:p>148946616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36336" calcext:value-type="float">
            <text:p>80736336</text:p>
          </table:table-cell>
          <table:table-cell office:value-type="float" office:value="93987936" calcext:value-type="float">
            <text:p>93987936</text:p>
          </table:table-cell>
          <table:table-cell office:value-type="float" office:value="1475927064" calcext:value-type="float">
            <text:p>1475927064</text:p>
          </table:table-cell>
          <table:table-cell office:value-type="float" office:value="1488372624" calcext:value-type="float">
            <text:p>148837262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06588" calcext:value-type="float">
            <text:p>81006588</text:p>
          </table:table-cell>
          <table:table-cell office:value-type="float" office:value="94274028" calcext:value-type="float">
            <text:p>94274028</text:p>
          </table:table-cell>
          <table:table-cell office:value-type="float" office:value="1475325576" calcext:value-type="float">
            <text:p>1475325576</text:p>
          </table:table-cell>
          <table:table-cell office:value-type="float" office:value="1489064832" calcext:value-type="float">
            <text:p>148906483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91020" calcext:value-type="float">
            <text:p>80791020</text:p>
          </table:table-cell>
          <table:table-cell office:value-type="float" office:value="94665204" calcext:value-type="float">
            <text:p>94665204</text:p>
          </table:table-cell>
          <table:table-cell office:value-type="float" office:value="1481578632" calcext:value-type="float">
            <text:p>1481578632</text:p>
          </table:table-cell>
          <table:table-cell office:value-type="float" office:value="1488985416" calcext:value-type="float">
            <text:p>148898541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572464" calcext:value-type="float">
            <text:p>80572464</text:p>
          </table:table-cell>
          <table:table-cell office:value-type="float" office:value="94021848" calcext:value-type="float">
            <text:p>94021848</text:p>
          </table:table-cell>
          <table:table-cell office:value-type="float" office:value="1478020896" calcext:value-type="float">
            <text:p>1478020896</text:p>
          </table:table-cell>
          <table:table-cell office:value-type="float" office:value="1488693168" calcext:value-type="float">
            <text:p>148869316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597736" calcext:value-type="float">
            <text:p>80597736</text:p>
          </table:table-cell>
          <table:table-cell office:value-type="float" office:value="94124268" calcext:value-type="float">
            <text:p>94124268</text:p>
          </table:table-cell>
          <table:table-cell office:value-type="float" office:value="1478677932" calcext:value-type="float">
            <text:p>1478677932</text:p>
          </table:table-cell>
          <table:table-cell office:value-type="float" office:value="1489118040" calcext:value-type="float">
            <text:p>148911804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599932" calcext:value-type="float">
            <text:p>80599932</text:p>
          </table:table-cell>
          <table:table-cell office:value-type="float" office:value="94121424" calcext:value-type="float">
            <text:p>94121424</text:p>
          </table:table-cell>
          <table:table-cell office:value-type="float" office:value="1477969524" calcext:value-type="float">
            <text:p>1477969524</text:p>
          </table:table-cell>
          <table:table-cell office:value-type="float" office:value="1488529224" calcext:value-type="float">
            <text:p>148852922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26256" calcext:value-type="float">
            <text:p>80726256</text:p>
          </table:table-cell>
          <table:table-cell office:value-type="float" office:value="94491720" calcext:value-type="float">
            <text:p>94491720</text:p>
          </table:table-cell>
          <table:table-cell office:value-type="float" office:value="1481269932" calcext:value-type="float">
            <text:p>1481269932</text:p>
          </table:table-cell>
          <table:table-cell office:value-type="float" office:value="1489439448" calcext:value-type="float">
            <text:p>148943944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58736" calcext:value-type="float">
            <text:p>80858736</text:p>
          </table:table-cell>
          <table:table-cell office:value-type="float" office:value="94200984" calcext:value-type="float">
            <text:p>94200984</text:p>
          </table:table-cell>
          <table:table-cell office:value-type="float" office:value="1478993724" calcext:value-type="float">
            <text:p>1478993724</text:p>
          </table:table-cell>
          <table:table-cell office:value-type="float" office:value="1488386268" calcext:value-type="float">
            <text:p>148838626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636580" calcext:value-type="float">
            <text:p>80636580</text:p>
          </table:table-cell>
          <table:table-cell office:value-type="float" office:value="94259592" calcext:value-type="float">
            <text:p>94259592</text:p>
          </table:table-cell>
          <table:table-cell office:value-type="float" office:value="1480871556" calcext:value-type="float">
            <text:p>1480871556</text:p>
          </table:table-cell>
          <table:table-cell office:value-type="float" office:value="1489260348" calcext:value-type="float">
            <text:p>148926034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230544" calcext:value-type="float">
            <text:p>81230544</text:p>
          </table:table-cell>
          <table:table-cell office:value-type="float" office:value="94130316" calcext:value-type="float">
            <text:p>94130316</text:p>
          </table:table-cell>
          <table:table-cell office:value-type="float" office:value="1480340088" calcext:value-type="float">
            <text:p>1480340088</text:p>
          </table:table-cell>
          <table:table-cell office:value-type="float" office:value="1488544092" calcext:value-type="float">
            <text:p>148854409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19592" calcext:value-type="float">
            <text:p>81119592</text:p>
          </table:table-cell>
          <table:table-cell office:value-type="float" office:value="94593024" calcext:value-type="float">
            <text:p>94593024</text:p>
          </table:table-cell>
          <table:table-cell office:value-type="float" office:value="1476564372" calcext:value-type="float">
            <text:p>1476564372</text:p>
          </table:table-cell>
          <table:table-cell office:value-type="float" office:value="1489201668" calcext:value-type="float">
            <text:p>148920166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71576" calcext:value-type="float">
            <text:p>81171576</text:p>
          </table:table-cell>
          <table:table-cell office:value-type="float" office:value="94412664" calcext:value-type="float">
            <text:p>94412664</text:p>
          </table:table-cell>
          <table:table-cell office:value-type="float" office:value="1475830764" calcext:value-type="float">
            <text:p>1475830764</text:p>
          </table:table-cell>
          <table:table-cell office:value-type="float" office:value="1488687876" calcext:value-type="float">
            <text:p>148868787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84140" calcext:value-type="float">
            <text:p>81184140</text:p>
          </table:table-cell>
          <table:table-cell office:value-type="float" office:value="94029084" calcext:value-type="float">
            <text:p>94029084</text:p>
          </table:table-cell>
          <table:table-cell office:value-type="float" office:value="1474889292" calcext:value-type="float">
            <text:p>1474889292</text:p>
          </table:table-cell>
          <table:table-cell office:value-type="float" office:value="1489014324" calcext:value-type="float">
            <text:p>148901432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22868" calcext:value-type="float">
            <text:p>81122868</text:p>
          </table:table-cell>
          <table:table-cell office:value-type="float" office:value="94106196" calcext:value-type="float">
            <text:p>94106196</text:p>
          </table:table-cell>
          <table:table-cell office:value-type="float" office:value="1474836840" calcext:value-type="float">
            <text:p>1474836840</text:p>
          </table:table-cell>
          <table:table-cell office:value-type="float" office:value="1488754404" calcext:value-type="float">
            <text:p>148875440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207900" calcext:value-type="float">
            <text:p>81207900</text:p>
          </table:table-cell>
          <table:table-cell office:value-type="float" office:value="94525272" calcext:value-type="float">
            <text:p>94525272</text:p>
          </table:table-cell>
          <table:table-cell office:value-type="float" office:value="1474309800" calcext:value-type="float">
            <text:p>1474309800</text:p>
          </table:table-cell>
          <table:table-cell office:value-type="float" office:value="1488738096" calcext:value-type="float">
            <text:p>148873809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57708" calcext:value-type="float">
            <text:p>81057708</text:p>
          </table:table-cell>
          <table:table-cell office:value-type="float" office:value="94337820" calcext:value-type="float">
            <text:p>94337820</text:p>
          </table:table-cell>
          <table:table-cell office:value-type="float" office:value="1474385004" calcext:value-type="float">
            <text:p>1474385004</text:p>
          </table:table-cell>
          <table:table-cell office:value-type="float" office:value="1488357288" calcext:value-type="float">
            <text:p>148835728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203616" calcext:value-type="float">
            <text:p>81203616</text:p>
          </table:table-cell>
          <table:table-cell office:value-type="float" office:value="94042044" calcext:value-type="float">
            <text:p>94042044</text:p>
          </table:table-cell>
          <table:table-cell office:value-type="float" office:value="1474083504" calcext:value-type="float">
            <text:p>1474083504</text:p>
          </table:table-cell>
          <table:table-cell office:value-type="float" office:value="1488578688" calcext:value-type="float">
            <text:p>148857868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98200" calcext:value-type="float">
            <text:p>80998200</text:p>
          </table:table-cell>
          <table:table-cell office:value-type="float" office:value="94274928" calcext:value-type="float">
            <text:p>94274928</text:p>
          </table:table-cell>
          <table:table-cell office:value-type="float" office:value="1473882984" calcext:value-type="float">
            <text:p>1473882984</text:p>
          </table:table-cell>
          <table:table-cell office:value-type="float" office:value="1495122084" calcext:value-type="float">
            <text:p>149512208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69148" calcext:value-type="float">
            <text:p>80969148</text:p>
          </table:table-cell>
          <table:table-cell office:value-type="float" office:value="101473344" calcext:value-type="float">
            <text:p>101473344</text:p>
          </table:table-cell>
          <table:table-cell office:value-type="float" office:value="1480881348" calcext:value-type="float">
            <text:p>1480881348</text:p>
          </table:table-cell>
          <table:table-cell office:value-type="float" office:value="1487941092" calcext:value-type="float">
            <text:p>148794109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00432" calcext:value-type="float">
            <text:p>81000432</text:p>
          </table:table-cell>
          <table:table-cell office:value-type="float" office:value="93614616" calcext:value-type="float">
            <text:p>93614616</text:p>
          </table:table-cell>
          <table:table-cell office:value-type="float" office:value="1479777012" calcext:value-type="float">
            <text:p>1479777012</text:p>
          </table:table-cell>
          <table:table-cell office:value-type="float" office:value="1489133484" calcext:value-type="float">
            <text:p>148913348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87896" calcext:value-type="float">
            <text:p>80887896</text:p>
          </table:table-cell>
          <table:table-cell office:value-type="float" office:value="94640148" calcext:value-type="float">
            <text:p>94640148</text:p>
          </table:table-cell>
          <table:table-cell office:value-type="float" office:value="1481846400" calcext:value-type="float">
            <text:p>1481846400</text:p>
          </table:table-cell>
          <table:table-cell office:value-type="float" office:value="1488798540" calcext:value-type="float">
            <text:p>148879854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47856" calcext:value-type="float">
            <text:p>80747856</text:p>
          </table:table-cell>
          <table:table-cell office:value-type="float" office:value="94042404" calcext:value-type="float">
            <text:p>94042404</text:p>
          </table:table-cell>
          <table:table-cell office:value-type="float" office:value="1477248732" calcext:value-type="float">
            <text:p>1477248732</text:p>
          </table:table-cell>
          <table:table-cell office:value-type="float" office:value="1488385980" calcext:value-type="float">
            <text:p>148838598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11376" calcext:value-type="float">
            <text:p>81011376</text:p>
          </table:table-cell>
          <table:table-cell office:value-type="float" office:value="94108428" calcext:value-type="float">
            <text:p>94108428</text:p>
          </table:table-cell>
          <table:table-cell office:value-type="float" office:value="1475817984" calcext:value-type="float">
            <text:p>1475817984</text:p>
          </table:table-cell>
          <table:table-cell office:value-type="float" office:value="1488103308" calcext:value-type="float">
            <text:p>148810330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214920" calcext:value-type="float">
            <text:p>81214920</text:p>
          </table:table-cell>
          <table:table-cell office:value-type="float" office:value="94160772" calcext:value-type="float">
            <text:p>94160772</text:p>
          </table:table-cell>
          <table:table-cell office:value-type="float" office:value="1475464896" calcext:value-type="float">
            <text:p>1475464896</text:p>
          </table:table-cell>
          <table:table-cell office:value-type="float" office:value="1488751560" calcext:value-type="float">
            <text:p>148875156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84456" calcext:value-type="float">
            <text:p>81084456</text:p>
          </table:table-cell>
          <table:table-cell office:value-type="float" office:value="94674096" calcext:value-type="float">
            <text:p>94674096</text:p>
          </table:table-cell>
          <table:table-cell office:value-type="float" office:value="1475615592" calcext:value-type="float">
            <text:p>1475615592</text:p>
          </table:table-cell>
          <table:table-cell office:value-type="float" office:value="1488481812" calcext:value-type="float">
            <text:p>148848181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77588" calcext:value-type="float">
            <text:p>81177588</text:p>
          </table:table-cell>
          <table:table-cell office:value-type="float" office:value="94293864" calcext:value-type="float">
            <text:p>94293864</text:p>
          </table:table-cell>
          <table:table-cell office:value-type="float" office:value="1475101584" calcext:value-type="float">
            <text:p>1475101584</text:p>
          </table:table-cell>
          <table:table-cell office:value-type="float" office:value="1489021128" calcext:value-type="float">
            <text:p>148902112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30032" calcext:value-type="float">
            <text:p>81130032</text:p>
          </table:table-cell>
          <table:table-cell office:value-type="float" office:value="94347504" calcext:value-type="float">
            <text:p>94347504</text:p>
          </table:table-cell>
          <table:table-cell office:value-type="float" office:value="1475092476" calcext:value-type="float">
            <text:p>1475092476</text:p>
          </table:table-cell>
          <table:table-cell office:value-type="float" office:value="1488543588" calcext:value-type="float">
            <text:p>148854358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61064" calcext:value-type="float">
            <text:p>81161064</text:p>
          </table:table-cell>
          <table:table-cell office:value-type="float" office:value="94253148" calcext:value-type="float">
            <text:p>94253148</text:p>
          </table:table-cell>
          <table:table-cell office:value-type="float" office:value="1474493940" calcext:value-type="float">
            <text:p>1474493940</text:p>
          </table:table-cell>
          <table:table-cell office:value-type="float" office:value="1488557916" calcext:value-type="float">
            <text:p>148855791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82304" calcext:value-type="float">
            <text:p>81182304</text:p>
          </table:table-cell>
          <table:table-cell office:value-type="float" office:value="94538016" calcext:value-type="float">
            <text:p>94538016</text:p>
          </table:table-cell>
          <table:table-cell office:value-type="float" office:value="1474368300" calcext:value-type="float">
            <text:p>1474368300</text:p>
          </table:table-cell>
          <table:table-cell office:value-type="float" office:value="1488974184" calcext:value-type="float">
            <text:p>148897418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06652" calcext:value-type="float">
            <text:p>80906652</text:p>
          </table:table-cell>
          <table:table-cell office:value-type="float" office:value="94269672" calcext:value-type="float">
            <text:p>94269672</text:p>
          </table:table-cell>
          <table:table-cell office:value-type="float" office:value="1475571636" calcext:value-type="float">
            <text:p>1475571636</text:p>
          </table:table-cell>
          <table:table-cell office:value-type="float" office:value="1489368312" calcext:value-type="float">
            <text:p>148936831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02908" calcext:value-type="float">
            <text:p>80902908</text:p>
          </table:table-cell>
          <table:table-cell office:value-type="float" office:value="94343940" calcext:value-type="float">
            <text:p>94343940</text:p>
          </table:table-cell>
          <table:table-cell office:value-type="float" office:value="1473724296" calcext:value-type="float">
            <text:p>1473724296</text:p>
          </table:table-cell>
          <table:table-cell office:value-type="float" office:value="1488823740" calcext:value-type="float">
            <text:p>148882374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45848" calcext:value-type="float">
            <text:p>80845848</text:p>
          </table:table-cell>
          <table:table-cell office:value-type="float" office:value="94235976" calcext:value-type="float">
            <text:p>94235976</text:p>
          </table:table-cell>
          <table:table-cell office:value-type="float" office:value="1478459052" calcext:value-type="float">
            <text:p>1478459052</text:p>
          </table:table-cell>
          <table:table-cell office:value-type="float" office:value="1488988944" calcext:value-type="float">
            <text:p>148898894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17856" calcext:value-type="float">
            <text:p>81017856</text:p>
          </table:table-cell>
          <table:table-cell office:value-type="float" office:value="94454640" calcext:value-type="float">
            <text:p>94454640</text:p>
          </table:table-cell>
          <table:table-cell office:value-type="float" office:value="1476116496" calcext:value-type="float">
            <text:p>1476116496</text:p>
          </table:table-cell>
          <table:table-cell office:value-type="float" office:value="1488278880" calcext:value-type="float">
            <text:p>148827888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227484" calcext:value-type="float">
            <text:p>81227484</text:p>
          </table:table-cell>
          <table:table-cell office:value-type="float" office:value="94187016" calcext:value-type="float">
            <text:p>94187016</text:p>
          </table:table-cell>
          <table:table-cell office:value-type="float" office:value="1474622640" calcext:value-type="float">
            <text:p>1474622640</text:p>
          </table:table-cell>
          <table:table-cell office:value-type="float" office:value="1488588120" calcext:value-type="float">
            <text:p>148858812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872820" calcext:value-type="float">
            <text:p>81872820</text:p>
          </table:table-cell>
          <table:table-cell office:value-type="float" office:value="94305276" calcext:value-type="float">
            <text:p>94305276</text:p>
          </table:table-cell>
          <table:table-cell office:value-type="float" office:value="1474373664" calcext:value-type="float">
            <text:p>1474373664</text:p>
          </table:table-cell>
          <table:table-cell office:value-type="float" office:value="1488432348" calcext:value-type="float">
            <text:p>148843234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520884" calcext:value-type="float">
            <text:p>81520884</text:p>
          </table:table-cell>
          <table:table-cell office:value-type="float" office:value="94106088" calcext:value-type="float">
            <text:p>94106088</text:p>
          </table:table-cell>
          <table:table-cell office:value-type="float" office:value="1473762708" calcext:value-type="float">
            <text:p>1473762708</text:p>
          </table:table-cell>
          <table:table-cell office:value-type="float" office:value="1488175308" calcext:value-type="float">
            <text:p>148817530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294012" calcext:value-type="float">
            <text:p>81294012</text:p>
          </table:table-cell>
          <table:table-cell office:value-type="float" office:value="94788072" calcext:value-type="float">
            <text:p>94788072</text:p>
          </table:table-cell>
          <table:table-cell office:value-type="float" office:value="1475069292" calcext:value-type="float">
            <text:p>1475069292</text:p>
          </table:table-cell>
          <table:table-cell office:value-type="float" office:value="1487984148" calcext:value-type="float">
            <text:p>148798414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33372" calcext:value-type="float">
            <text:p>81033372</text:p>
          </table:table-cell>
          <table:table-cell office:value-type="float" office:value="94117284" calcext:value-type="float">
            <text:p>94117284</text:p>
          </table:table-cell>
          <table:table-cell office:value-type="float" office:value="1474832772" calcext:value-type="float">
            <text:p>1474832772</text:p>
          </table:table-cell>
          <table:table-cell office:value-type="float" office:value="1495026108" calcext:value-type="float">
            <text:p>149502610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87220" calcext:value-type="float">
            <text:p>80987220</text:p>
          </table:table-cell>
          <table:table-cell office:value-type="float" office:value="94005396" calcext:value-type="float">
            <text:p>94005396</text:p>
          </table:table-cell>
          <table:table-cell office:value-type="float" office:value="1475142336" calcext:value-type="float">
            <text:p>1475142336</text:p>
          </table:table-cell>
          <table:table-cell office:value-type="float" office:value="1489947372" calcext:value-type="float">
            <text:p>148994737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56180" calcext:value-type="float">
            <text:p>80856180</text:p>
          </table:table-cell>
          <table:table-cell office:value-type="float" office:value="101240424" calcext:value-type="float">
            <text:p>101240424</text:p>
          </table:table-cell>
          <table:table-cell office:value-type="float" office:value="1474564248" calcext:value-type="float">
            <text:p>1474564248</text:p>
          </table:table-cell>
          <table:table-cell office:value-type="float" office:value="1487760876" calcext:value-type="float">
            <text:p>148776087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82604" calcext:value-type="float">
            <text:p>80882604</text:p>
          </table:table-cell>
          <table:table-cell office:value-type="float" office:value="93783744" calcext:value-type="float">
            <text:p>93783744</text:p>
          </table:table-cell>
          <table:table-cell office:value-type="float" office:value="1475120448" calcext:value-type="float">
            <text:p>1475120448</text:p>
          </table:table-cell>
          <table:table-cell office:value-type="float" office:value="1487541744" calcext:value-type="float">
            <text:p>148754174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15560" calcext:value-type="float">
            <text:p>81115560</text:p>
          </table:table-cell>
          <table:table-cell office:value-type="float" office:value="94595652" calcext:value-type="float">
            <text:p>94595652</text:p>
          </table:table-cell>
          <table:table-cell office:value-type="float" office:value="1474647156" calcext:value-type="float">
            <text:p>1474647156</text:p>
          </table:table-cell>
          <table:table-cell office:value-type="float" office:value="1488205476" calcext:value-type="float">
            <text:p>148820547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69400" calcext:value-type="float">
            <text:p>80969400</text:p>
          </table:table-cell>
          <table:table-cell office:value-type="float" office:value="94347324" calcext:value-type="float">
            <text:p>94347324</text:p>
          </table:table-cell>
          <table:table-cell office:value-type="float" office:value="1474319952" calcext:value-type="float">
            <text:p>1474319952</text:p>
          </table:table-cell>
          <table:table-cell office:value-type="float" office:value="1488838356" calcext:value-type="float">
            <text:p>148883835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770428" calcext:value-type="float">
            <text:p>80770428</text:p>
          </table:table-cell>
          <table:table-cell office:value-type="float" office:value="94130640" calcext:value-type="float">
            <text:p>94130640</text:p>
          </table:table-cell>
          <table:table-cell office:value-type="float" office:value="1474893756" calcext:value-type="float">
            <text:p>1474893756</text:p>
          </table:table-cell>
          <table:table-cell office:value-type="float" office:value="1488537396" calcext:value-type="float">
            <text:p>148853739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588024" calcext:value-type="float">
            <text:p>81588024</text:p>
          </table:table-cell>
          <table:table-cell office:value-type="float" office:value="94174776" calcext:value-type="float">
            <text:p>94174776</text:p>
          </table:table-cell>
          <table:table-cell office:value-type="float" office:value="1474773624" calcext:value-type="float">
            <text:p>1474773624</text:p>
          </table:table-cell>
          <table:table-cell office:value-type="float" office:value="1488903336" calcext:value-type="float">
            <text:p>148890333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6689620" calcext:value-type="float">
            <text:p>86689620</text:p>
          </table:table-cell>
          <table:table-cell office:value-type="float" office:value="94567428" calcext:value-type="float">
            <text:p>94567428</text:p>
          </table:table-cell>
          <table:table-cell office:value-type="float" office:value="1474814016" calcext:value-type="float">
            <text:p>1474814016</text:p>
          </table:table-cell>
          <table:table-cell office:value-type="float" office:value="1488487356" calcext:value-type="float">
            <text:p>148848735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765396" calcext:value-type="float">
            <text:p>81765396</text:p>
          </table:table-cell>
          <table:table-cell office:value-type="float" office:value="94261680" calcext:value-type="float">
            <text:p>94261680</text:p>
          </table:table-cell>
          <table:table-cell office:value-type="float" office:value="1474865172" calcext:value-type="float">
            <text:p>1474865172</text:p>
          </table:table-cell>
          <table:table-cell office:value-type="float" office:value="1490414256" calcext:value-type="float">
            <text:p>149041425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692892" calcext:value-type="float">
            <text:p>81692892</text:p>
          </table:table-cell>
          <table:table-cell office:value-type="float" office:value="94186260" calcext:value-type="float">
            <text:p>94186260</text:p>
          </table:table-cell>
          <table:table-cell office:value-type="float" office:value="1474739676" calcext:value-type="float">
            <text:p>1474739676</text:p>
          </table:table-cell>
          <table:table-cell office:value-type="float" office:value="1489877532" calcext:value-type="float">
            <text:p>148987753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334584" calcext:value-type="float">
            <text:p>81334584</text:p>
          </table:table-cell>
          <table:table-cell office:value-type="float" office:value="94114476" calcext:value-type="float">
            <text:p>94114476</text:p>
          </table:table-cell>
          <table:table-cell office:value-type="float" office:value="1474928496" calcext:value-type="float">
            <text:p>1474928496</text:p>
          </table:table-cell>
          <table:table-cell office:value-type="float" office:value="1489699008" calcext:value-type="float">
            <text:p>148969900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01916" calcext:value-type="float">
            <text:p>81101916</text:p>
          </table:table-cell>
          <table:table-cell office:value-type="float" office:value="94322592" calcext:value-type="float">
            <text:p>94322592</text:p>
          </table:table-cell>
          <table:table-cell office:value-type="float" office:value="1474165116" calcext:value-type="float">
            <text:p>1474165116</text:p>
          </table:table-cell>
          <table:table-cell office:value-type="float" office:value="1488229956" calcext:value-type="float">
            <text:p>148822995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11708" calcext:value-type="float">
            <text:p>81111708</text:p>
          </table:table-cell>
          <table:table-cell office:value-type="float" office:value="94499784" calcext:value-type="float">
            <text:p>94499784</text:p>
          </table:table-cell>
          <table:table-cell office:value-type="float" office:value="1474232220" calcext:value-type="float">
            <text:p>1474232220</text:p>
          </table:table-cell>
          <table:table-cell office:value-type="float" office:value="1489322880" calcext:value-type="float">
            <text:p>148932288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70848" calcext:value-type="float">
            <text:p>81070848</text:p>
          </table:table-cell>
          <table:table-cell office:value-type="float" office:value="94028400" calcext:value-type="float">
            <text:p>94028400</text:p>
          </table:table-cell>
          <table:table-cell office:value-type="float" office:value="1474935444" calcext:value-type="float">
            <text:p>1474935444</text:p>
          </table:table-cell>
          <table:table-cell office:value-type="float" office:value="1488230604" calcext:value-type="float">
            <text:p>148823060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88956" calcext:value-type="float">
            <text:p>81088956</text:p>
          </table:table-cell>
          <table:table-cell office:value-type="float" office:value="94073760" calcext:value-type="float">
            <text:p>94073760</text:p>
          </table:table-cell>
          <table:table-cell office:value-type="float" office:value="1474935192" calcext:value-type="float">
            <text:p>1474935192</text:p>
          </table:table-cell>
          <table:table-cell office:value-type="float" office:value="1489177584" calcext:value-type="float">
            <text:p>148917758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17288" calcext:value-type="float">
            <text:p>81117288</text:p>
          </table:table-cell>
          <table:table-cell office:value-type="float" office:value="94030632" calcext:value-type="float">
            <text:p>94030632</text:p>
          </table:table-cell>
          <table:table-cell office:value-type="float" office:value="1473819336" calcext:value-type="float">
            <text:p>1473819336</text:p>
          </table:table-cell>
          <table:table-cell office:value-type="float" office:value="1494213984" calcext:value-type="float">
            <text:p>149421398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271584" calcext:value-type="float">
            <text:p>81271584</text:p>
          </table:table-cell>
          <table:table-cell office:value-type="float" office:value="94570668" calcext:value-type="float">
            <text:p>94570668</text:p>
          </table:table-cell>
          <table:table-cell office:value-type="float" office:value="1474201836" calcext:value-type="float">
            <text:p>1474201836</text:p>
          </table:table-cell>
          <table:table-cell office:value-type="float" office:value="1489082220" calcext:value-type="float">
            <text:p>148908222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65268" calcext:value-type="float">
            <text:p>81065268</text:p>
          </table:table-cell>
          <table:table-cell office:value-type="float" office:value="94271976" calcext:value-type="float">
            <text:p>94271976</text:p>
          </table:table-cell>
          <table:table-cell office:value-type="float" office:value="1474354800" calcext:value-type="float">
            <text:p>1474354800</text:p>
          </table:table-cell>
          <table:table-cell office:value-type="float" office:value="1488492000" calcext:value-type="float">
            <text:p>148849200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61344" calcext:value-type="float">
            <text:p>81061344</text:p>
          </table:table-cell>
          <table:table-cell office:value-type="float" office:value="94226076" calcext:value-type="float">
            <text:p>94226076</text:p>
          </table:table-cell>
          <table:table-cell office:value-type="float" office:value="1475201700" calcext:value-type="float">
            <text:p>1475201700</text:p>
          </table:table-cell>
          <table:table-cell office:value-type="float" office:value="1489017780" calcext:value-type="float">
            <text:p>148901778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15732" calcext:value-type="float">
            <text:p>81015732</text:p>
          </table:table-cell>
          <table:table-cell office:value-type="float" office:value="94098636" calcext:value-type="float">
            <text:p>94098636</text:p>
          </table:table-cell>
          <table:table-cell office:value-type="float" office:value="1474714296" calcext:value-type="float">
            <text:p>1474714296</text:p>
          </table:table-cell>
          <table:table-cell office:value-type="float" office:value="1488949884" calcext:value-type="float">
            <text:p>148894988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290880" calcext:value-type="float">
            <text:p>81290880</text:p>
          </table:table-cell>
          <table:table-cell office:value-type="float" office:value="94446792" calcext:value-type="float">
            <text:p>94446792</text:p>
          </table:table-cell>
          <table:table-cell office:value-type="float" office:value="1474071444" calcext:value-type="float">
            <text:p>1474071444</text:p>
          </table:table-cell>
          <table:table-cell office:value-type="float" office:value="1495234044" calcext:value-type="float">
            <text:p>149523404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353304" calcext:value-type="float">
            <text:p>81353304</text:p>
          </table:table-cell>
          <table:table-cell office:value-type="float" office:value="94267980" calcext:value-type="float">
            <text:p>94267980</text:p>
          </table:table-cell>
          <table:table-cell office:value-type="float" office:value="1474005240" calcext:value-type="float">
            <text:p>1474005240</text:p>
          </table:table-cell>
          <table:table-cell office:value-type="float" office:value="1488931812" calcext:value-type="float">
            <text:p>148893181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97272" calcext:value-type="float">
            <text:p>81097272</text:p>
          </table:table-cell>
          <table:table-cell office:value-type="float" office:value="101239632" calcext:value-type="float">
            <text:p>101239632</text:p>
          </table:table-cell>
          <table:table-cell office:value-type="float" office:value="1473677784" calcext:value-type="float">
            <text:p>1473677784</text:p>
          </table:table-cell>
          <table:table-cell office:value-type="float" office:value="1488341160" calcext:value-type="float">
            <text:p>148834116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89748" calcext:value-type="float">
            <text:p>81089748</text:p>
          </table:table-cell>
          <table:table-cell office:value-type="float" office:value="94088484" calcext:value-type="float">
            <text:p>94088484</text:p>
          </table:table-cell>
          <table:table-cell office:value-type="float" office:value="1473605964" calcext:value-type="float">
            <text:p>1473605964</text:p>
          </table:table-cell>
          <table:table-cell office:value-type="float" office:value="1489104468" calcext:value-type="float">
            <text:p>148910446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25820" calcext:value-type="float">
            <text:p>81125820</text:p>
          </table:table-cell>
          <table:table-cell office:value-type="float" office:value="94337136" calcext:value-type="float">
            <text:p>94337136</text:p>
          </table:table-cell>
          <table:table-cell office:value-type="float" office:value="1473278508" calcext:value-type="float">
            <text:p>1473278508</text:p>
          </table:table-cell>
          <table:table-cell office:value-type="float" office:value="1488522924" calcext:value-type="float">
            <text:p>148852292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35432" calcext:value-type="float">
            <text:p>81135432</text:p>
          </table:table-cell>
          <table:table-cell office:value-type="float" office:value="94619808" calcext:value-type="float">
            <text:p>94619808</text:p>
          </table:table-cell>
          <table:table-cell office:value-type="float" office:value="1473089148" calcext:value-type="float">
            <text:p>1473089148</text:p>
          </table:table-cell>
          <table:table-cell office:value-type="float" office:value="1488955392" calcext:value-type="float">
            <text:p>148895539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63728" calcext:value-type="float">
            <text:p>81163728</text:p>
          </table:table-cell>
          <table:table-cell office:value-type="float" office:value="94234428" calcext:value-type="float">
            <text:p>94234428</text:p>
          </table:table-cell>
          <table:table-cell office:value-type="float" office:value="1473144912" calcext:value-type="float">
            <text:p>1473144912</text:p>
          </table:table-cell>
          <table:table-cell office:value-type="float" office:value="1488435048" calcext:value-type="float">
            <text:p>148843504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66248" calcext:value-type="float">
            <text:p>81166248</text:p>
          </table:table-cell>
          <table:table-cell office:value-type="float" office:value="94253976" calcext:value-type="float">
            <text:p>94253976</text:p>
          </table:table-cell>
          <table:table-cell office:value-type="float" office:value="1473683904" calcext:value-type="float">
            <text:p>1473683904</text:p>
          </table:table-cell>
          <table:table-cell office:value-type="float" office:value="1489434192" calcext:value-type="float">
            <text:p>148943419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323100" calcext:value-type="float">
            <text:p>81323100</text:p>
          </table:table-cell>
          <table:table-cell office:value-type="float" office:value="94087728" calcext:value-type="float">
            <text:p>94087728</text:p>
          </table:table-cell>
          <table:table-cell office:value-type="float" office:value="1473907212" calcext:value-type="float">
            <text:p>1473907212</text:p>
          </table:table-cell>
          <table:table-cell office:value-type="float" office:value="1488552732" calcext:value-type="float">
            <text:p>148855273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287244" calcext:value-type="float">
            <text:p>81287244</text:p>
          </table:table-cell>
          <table:table-cell office:value-type="float" office:value="94379364" calcext:value-type="float">
            <text:p>94379364</text:p>
          </table:table-cell>
          <table:table-cell office:value-type="float" office:value="1473633432" calcext:value-type="float">
            <text:p>1473633432</text:p>
          </table:table-cell>
          <table:table-cell office:value-type="float" office:value="1488706704" calcext:value-type="float">
            <text:p>148870670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72540" calcext:value-type="float">
            <text:p>81072540</text:p>
          </table:table-cell>
          <table:table-cell office:value-type="float" office:value="94438584" calcext:value-type="float">
            <text:p>94438584</text:p>
          </table:table-cell>
          <table:table-cell office:value-type="float" office:value="1473703164" calcext:value-type="float">
            <text:p>1473703164</text:p>
          </table:table-cell>
          <table:table-cell office:value-type="float" office:value="1488300588" calcext:value-type="float">
            <text:p>148830058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23680" calcext:value-type="float">
            <text:p>80923680</text:p>
          </table:table-cell>
          <table:table-cell office:value-type="float" office:value="94255128" calcext:value-type="float">
            <text:p>94255128</text:p>
          </table:table-cell>
          <table:table-cell office:value-type="float" office:value="1473316020" calcext:value-type="float">
            <text:p>1473316020</text:p>
          </table:table-cell>
          <table:table-cell office:value-type="float" office:value="1489231008" calcext:value-type="float">
            <text:p>148923100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63812" calcext:value-type="float">
            <text:p>80863812</text:p>
          </table:table-cell>
          <table:table-cell office:value-type="float" office:value="94080348" calcext:value-type="float">
            <text:p>94080348</text:p>
          </table:table-cell>
          <table:table-cell office:value-type="float" office:value="1472915952" calcext:value-type="float">
            <text:p>1472915952</text:p>
          </table:table-cell>
          <table:table-cell office:value-type="float" office:value="1488482604" calcext:value-type="float">
            <text:p>148848260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30440" calcext:value-type="float">
            <text:p>80830440</text:p>
          </table:table-cell>
          <table:table-cell office:value-type="float" office:value="94264164" calcext:value-type="float">
            <text:p>94264164</text:p>
          </table:table-cell>
          <table:table-cell office:value-type="float" office:value="1478458872" calcext:value-type="float">
            <text:p>1478458872</text:p>
          </table:table-cell>
          <table:table-cell office:value-type="float" office:value="1489548708" calcext:value-type="float">
            <text:p>148954870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28208" calcext:value-type="float">
            <text:p>80828208</text:p>
          </table:table-cell>
          <table:table-cell office:value-type="float" office:value="94574124" calcext:value-type="float">
            <text:p>94574124</text:p>
          </table:table-cell>
          <table:table-cell office:value-type="float" office:value="1474028100" calcext:value-type="float">
            <text:p>1474028100</text:p>
          </table:table-cell>
          <table:table-cell office:value-type="float" office:value="1488721716" calcext:value-type="float">
            <text:p>148872171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02456" calcext:value-type="float">
            <text:p>81102456</text:p>
          </table:table-cell>
          <table:table-cell office:value-type="float" office:value="94091148" calcext:value-type="float">
            <text:p>94091148</text:p>
          </table:table-cell>
          <table:table-cell office:value-type="float" office:value="1473047424" calcext:value-type="float">
            <text:p>1473047424</text:p>
          </table:table-cell>
          <table:table-cell office:value-type="float" office:value="1489085568" calcext:value-type="float">
            <text:p>148908556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90332" calcext:value-type="float">
            <text:p>81190332</text:p>
          </table:table-cell>
          <table:table-cell office:value-type="float" office:value="94168872" calcext:value-type="float">
            <text:p>94168872</text:p>
          </table:table-cell>
          <table:table-cell office:value-type="float" office:value="1474059168" calcext:value-type="float">
            <text:p>1474059168</text:p>
          </table:table-cell>
          <table:table-cell office:value-type="float" office:value="1488495924" calcext:value-type="float">
            <text:p>148849592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927936" calcext:value-type="float">
            <text:p>81927936</text:p>
          </table:table-cell>
          <table:table-cell office:value-type="float" office:value="94161096" calcext:value-type="float">
            <text:p>94161096</text:p>
          </table:table-cell>
          <table:table-cell office:value-type="float" office:value="1473690564" calcext:value-type="float">
            <text:p>1473690564</text:p>
          </table:table-cell>
          <table:table-cell office:value-type="float" office:value="1489232484" calcext:value-type="float">
            <text:p>148923248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323136" calcext:value-type="float">
            <text:p>81323136</text:p>
          </table:table-cell>
          <table:table-cell office:value-type="float" office:value="94691196" calcext:value-type="float">
            <text:p>94691196</text:p>
          </table:table-cell>
          <table:table-cell office:value-type="float" office:value="1473071328" calcext:value-type="float">
            <text:p>1473071328</text:p>
          </table:table-cell>
          <table:table-cell office:value-type="float" office:value="1488879504" calcext:value-type="float">
            <text:p>148887950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75780" calcext:value-type="float">
            <text:p>81075780</text:p>
          </table:table-cell>
          <table:table-cell office:value-type="float" office:value="94187088" calcext:value-type="float">
            <text:p>94187088</text:p>
          </table:table-cell>
          <table:table-cell office:value-type="float" office:value="1473663168" calcext:value-type="float">
            <text:p>1473663168</text:p>
          </table:table-cell>
          <table:table-cell office:value-type="float" office:value="1489476024" calcext:value-type="float">
            <text:p>148947602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43992" calcext:value-type="float">
            <text:p>81043992</text:p>
          </table:table-cell>
          <table:table-cell office:value-type="float" office:value="94222440" calcext:value-type="float">
            <text:p>94222440</text:p>
          </table:table-cell>
          <table:table-cell office:value-type="float" office:value="1472378976" calcext:value-type="float">
            <text:p>1472378976</text:p>
          </table:table-cell>
          <table:table-cell office:value-type="float" office:value="1490062824" calcext:value-type="float">
            <text:p>149006282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85760" calcext:value-type="float">
            <text:p>81185760</text:p>
          </table:table-cell>
          <table:table-cell office:value-type="float" office:value="94143960" calcext:value-type="float">
            <text:p>94143960</text:p>
          </table:table-cell>
          <table:table-cell office:value-type="float" office:value="1473186384" calcext:value-type="float">
            <text:p>1473186384</text:p>
          </table:table-cell>
          <table:table-cell office:value-type="float" office:value="1495954044" calcext:value-type="float">
            <text:p>149595404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06308" calcext:value-type="float">
            <text:p>81106308</text:p>
          </table:table-cell>
          <table:table-cell office:value-type="float" office:value="101683008" calcext:value-type="float">
            <text:p>101683008</text:p>
          </table:table-cell>
          <table:table-cell office:value-type="float" office:value="1473798780" calcext:value-type="float">
            <text:p>1473798780</text:p>
          </table:table-cell>
          <table:table-cell office:value-type="float" office:value="1488157092" calcext:value-type="float">
            <text:p>148815709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23912" calcext:value-type="float">
            <text:p>81123912</text:p>
          </table:table-cell>
          <table:table-cell office:value-type="float" office:value="94066020" calcext:value-type="float">
            <text:p>94066020</text:p>
          </table:table-cell>
          <table:table-cell office:value-type="float" office:value="1473606756" calcext:value-type="float">
            <text:p>1473606756</text:p>
          </table:table-cell>
          <table:table-cell office:value-type="float" office:value="1488657456" calcext:value-type="float">
            <text:p>148865745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55412" calcext:value-type="float">
            <text:p>81155412</text:p>
          </table:table-cell>
          <table:table-cell office:value-type="float" office:value="94269060" calcext:value-type="float">
            <text:p>94269060</text:p>
          </table:table-cell>
          <table:table-cell office:value-type="float" office:value="1473466680" calcext:value-type="float">
            <text:p>1473466680</text:p>
          </table:table-cell>
          <table:table-cell office:value-type="float" office:value="1494025092" calcext:value-type="float">
            <text:p>149402509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33120" calcext:value-type="float">
            <text:p>81033120</text:p>
          </table:table-cell>
          <table:table-cell office:value-type="float" office:value="94205916" calcext:value-type="float">
            <text:p>94205916</text:p>
          </table:table-cell>
          <table:table-cell office:value-type="float" office:value="1473356412" calcext:value-type="float">
            <text:p>1473356412</text:p>
          </table:table-cell>
          <table:table-cell office:value-type="float" office:value="1489378212" calcext:value-type="float">
            <text:p>148937821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02772" calcext:value-type="float">
            <text:p>81002772</text:p>
          </table:table-cell>
          <table:table-cell office:value-type="float" office:value="94278708" calcext:value-type="float">
            <text:p>94278708</text:p>
          </table:table-cell>
          <table:table-cell office:value-type="float" office:value="1473566292" calcext:value-type="float">
            <text:p>1473566292</text:p>
          </table:table-cell>
          <table:table-cell office:value-type="float" office:value="1488880800" calcext:value-type="float">
            <text:p>148888080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16136" calcext:value-type="float">
            <text:p>81116136</text:p>
          </table:table-cell>
          <table:table-cell office:value-type="float" office:value="94497372" calcext:value-type="float">
            <text:p>94497372</text:p>
          </table:table-cell>
          <table:table-cell office:value-type="float" office:value="1475063892" calcext:value-type="float">
            <text:p>1475063892</text:p>
          </table:table-cell>
          <table:table-cell office:value-type="float" office:value="1489632048" calcext:value-type="float">
            <text:p>148963204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03824" calcext:value-type="float">
            <text:p>81103824</text:p>
          </table:table-cell>
          <table:table-cell office:value-type="float" office:value="94188492" calcext:value-type="float">
            <text:p>94188492</text:p>
          </table:table-cell>
          <table:table-cell office:value-type="float" office:value="1473641316" calcext:value-type="float">
            <text:p>1473641316</text:p>
          </table:table-cell>
          <table:table-cell office:value-type="float" office:value="1489433148" calcext:value-type="float">
            <text:p>148943314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48420" calcext:value-type="float">
            <text:p>81048420</text:p>
          </table:table-cell>
          <table:table-cell office:value-type="float" office:value="94166244" calcext:value-type="float">
            <text:p>94166244</text:p>
          </table:table-cell>
          <table:table-cell office:value-type="float" office:value="1472661972" calcext:value-type="float">
            <text:p>1472661972</text:p>
          </table:table-cell>
          <table:table-cell office:value-type="float" office:value="1489256784" calcext:value-type="float">
            <text:p>148925678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64808" calcext:value-type="float">
            <text:p>81164808</text:p>
          </table:table-cell>
          <table:table-cell office:value-type="float" office:value="94076424" calcext:value-type="float">
            <text:p>94076424</text:p>
          </table:table-cell>
          <table:table-cell office:value-type="float" office:value="1473496704" calcext:value-type="float">
            <text:p>1473496704</text:p>
          </table:table-cell>
          <table:table-cell office:value-type="float" office:value="1488997188" calcext:value-type="float">
            <text:p>148899718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07668" calcext:value-type="float">
            <text:p>81007668</text:p>
          </table:table-cell>
          <table:table-cell office:value-type="float" office:value="94449276" calcext:value-type="float">
            <text:p>94449276</text:p>
          </table:table-cell>
          <table:table-cell office:value-type="float" office:value="1472788224" calcext:value-type="float">
            <text:p>1472788224</text:p>
          </table:table-cell>
          <table:table-cell office:value-type="float" office:value="1488926376" calcext:value-type="float">
            <text:p>148892637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219384" calcext:value-type="float">
            <text:p>81219384</text:p>
          </table:table-cell>
          <table:table-cell office:value-type="float" office:value="94091976" calcext:value-type="float">
            <text:p>94091976</text:p>
          </table:table-cell>
          <table:table-cell office:value-type="float" office:value="1474083864" calcext:value-type="float">
            <text:p>1474083864</text:p>
          </table:table-cell>
          <table:table-cell office:value-type="float" office:value="1489280688" calcext:value-type="float">
            <text:p>148928068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2330020" calcext:value-type="float">
            <text:p>82330020</text:p>
          </table:table-cell>
          <table:table-cell office:value-type="float" office:value="94131468" calcext:value-type="float">
            <text:p>94131468</text:p>
          </table:table-cell>
          <table:table-cell office:value-type="float" office:value="1473350436" calcext:value-type="float">
            <text:p>1473350436</text:p>
          </table:table-cell>
          <table:table-cell office:value-type="float" office:value="1488703212" calcext:value-type="float">
            <text:p>148870321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2446084" calcext:value-type="float">
            <text:p>82446084</text:p>
          </table:table-cell>
          <table:table-cell office:value-type="float" office:value="94081680" calcext:value-type="float">
            <text:p>94081680</text:p>
          </table:table-cell>
          <table:table-cell office:value-type="float" office:value="1472852412" calcext:value-type="float">
            <text:p>1472852412</text:p>
          </table:table-cell>
          <table:table-cell office:value-type="float" office:value="1488907332" calcext:value-type="float">
            <text:p>148890733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886824" calcext:value-type="float">
            <text:p>81886824</text:p>
          </table:table-cell>
          <table:table-cell office:value-type="float" office:value="94074804" calcext:value-type="float">
            <text:p>94074804</text:p>
          </table:table-cell>
          <table:table-cell office:value-type="float" office:value="1472309820" calcext:value-type="float">
            <text:p>1472309820</text:p>
          </table:table-cell>
          <table:table-cell office:value-type="float" office:value="1489359600" calcext:value-type="float">
            <text:p>148935960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441756" calcext:value-type="float">
            <text:p>81441756</text:p>
          </table:table-cell>
          <table:table-cell office:value-type="float" office:value="94704588" calcext:value-type="float">
            <text:p>94704588</text:p>
          </table:table-cell>
          <table:table-cell office:value-type="float" office:value="1472030208" calcext:value-type="float">
            <text:p>1472030208</text:p>
          </table:table-cell>
          <table:table-cell office:value-type="float" office:value="1488864960" calcext:value-type="float">
            <text:p>148886496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35676" calcext:value-type="float">
            <text:p>81035676</text:p>
          </table:table-cell>
          <table:table-cell office:value-type="float" office:value="94162824" calcext:value-type="float">
            <text:p>94162824</text:p>
          </table:table-cell>
          <table:table-cell office:value-type="float" office:value="1471821048" calcext:value-type="float">
            <text:p>1471821048</text:p>
          </table:table-cell>
          <table:table-cell office:value-type="float" office:value="1489177188" calcext:value-type="float">
            <text:p>148917718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81712" calcext:value-type="float">
            <text:p>80981712</text:p>
          </table:table-cell>
          <table:table-cell office:value-type="float" office:value="94129272" calcext:value-type="float">
            <text:p>94129272</text:p>
          </table:table-cell>
          <table:table-cell office:value-type="float" office:value="1472400072" calcext:value-type="float">
            <text:p>1472400072</text:p>
          </table:table-cell>
          <table:table-cell office:value-type="float" office:value="1488976992" calcext:value-type="float">
            <text:p>148897699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337356" calcext:value-type="float">
            <text:p>81337356</text:p>
          </table:table-cell>
          <table:table-cell office:value-type="float" office:value="94021164" calcext:value-type="float">
            <text:p>94021164</text:p>
          </table:table-cell>
          <table:table-cell office:value-type="float" office:value="1472609844" calcext:value-type="float">
            <text:p>1472609844</text:p>
          </table:table-cell>
          <table:table-cell office:value-type="float" office:value="1488945528" calcext:value-type="float">
            <text:p>148894552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50120" calcext:value-type="float">
            <text:p>81150120</text:p>
          </table:table-cell>
          <table:table-cell office:value-type="float" office:value="94400820" calcext:value-type="float">
            <text:p>94400820</text:p>
          </table:table-cell>
          <table:table-cell office:value-type="float" office:value="1472419692" calcext:value-type="float">
            <text:p>1472419692</text:p>
          </table:table-cell>
          <table:table-cell office:value-type="float" office:value="1489163760" calcext:value-type="float">
            <text:p>148916376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92592" calcext:value-type="float">
            <text:p>81092592</text:p>
          </table:table-cell>
          <table:table-cell office:value-type="float" office:value="94308156" calcext:value-type="float">
            <text:p>94308156</text:p>
          </table:table-cell>
          <table:table-cell office:value-type="float" office:value="1472803884" calcext:value-type="float">
            <text:p>1472803884</text:p>
          </table:table-cell>
          <table:table-cell office:value-type="float" office:value="1495821456" calcext:value-type="float">
            <text:p>149582145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53720" calcext:value-type="float">
            <text:p>81153720</text:p>
          </table:table-cell>
          <table:table-cell office:value-type="float" office:value="94177512" calcext:value-type="float">
            <text:p>94177512</text:p>
          </table:table-cell>
          <table:table-cell office:value-type="float" office:value="1475668188" calcext:value-type="float">
            <text:p>1475668188</text:p>
          </table:table-cell>
          <table:table-cell office:value-type="float" office:value="1488328056" calcext:value-type="float">
            <text:p>148832805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2147500" calcext:value-type="float">
            <text:p>82147500</text:p>
          </table:table-cell>
          <table:table-cell office:value-type="float" office:value="101280312" calcext:value-type="float">
            <text:p>101280312</text:p>
          </table:table-cell>
          <table:table-cell office:value-type="float" office:value="1473251328" calcext:value-type="float">
            <text:p>1473251328</text:p>
          </table:table-cell>
          <table:table-cell office:value-type="float" office:value="1488901212" calcext:value-type="float">
            <text:p>148890121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428040" calcext:value-type="float">
            <text:p>81428040</text:p>
          </table:table-cell>
          <table:table-cell office:value-type="float" office:value="93833496" calcext:value-type="float">
            <text:p>93833496</text:p>
          </table:table-cell>
          <table:table-cell office:value-type="float" office:value="1473235416" calcext:value-type="float">
            <text:p>1473235416</text:p>
          </table:table-cell>
          <table:table-cell office:value-type="float" office:value="1488825540" calcext:value-type="float">
            <text:p>148882554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525672" calcext:value-type="float">
            <text:p>81525672</text:p>
          </table:table-cell>
          <table:table-cell office:value-type="float" office:value="94077036" calcext:value-type="float">
            <text:p>94077036</text:p>
          </table:table-cell>
          <table:table-cell office:value-type="float" office:value="1472526324" calcext:value-type="float">
            <text:p>1472526324</text:p>
          </table:table-cell>
          <table:table-cell office:value-type="float" office:value="1488849840" calcext:value-type="float">
            <text:p>148884984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4965472" calcext:value-type="float">
            <text:p>84965472</text:p>
          </table:table-cell>
          <table:table-cell office:value-type="float" office:value="94422564" calcext:value-type="float">
            <text:p>94422564</text:p>
          </table:table-cell>
          <table:table-cell office:value-type="float" office:value="1472817744" calcext:value-type="float">
            <text:p>1472817744</text:p>
          </table:table-cell>
          <table:table-cell office:value-type="float" office:value="1489361004" calcext:value-type="float">
            <text:p>148936100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293148" calcext:value-type="float">
            <text:p>81293148</text:p>
          </table:table-cell>
          <table:table-cell office:value-type="float" office:value="94177656" calcext:value-type="float">
            <text:p>94177656</text:p>
          </table:table-cell>
          <table:table-cell office:value-type="float" office:value="1472680224" calcext:value-type="float">
            <text:p>1472680224</text:p>
          </table:table-cell>
          <table:table-cell office:value-type="float" office:value="1488878640" calcext:value-type="float">
            <text:p>148887864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399024" calcext:value-type="float">
            <text:p>81399024</text:p>
          </table:table-cell>
          <table:table-cell office:value-type="float" office:value="94226112" calcext:value-type="float">
            <text:p>94226112</text:p>
          </table:table-cell>
          <table:table-cell office:value-type="float" office:value="1472228136" calcext:value-type="float">
            <text:p>1472228136</text:p>
          </table:table-cell>
          <table:table-cell office:value-type="float" office:value="1489703688" calcext:value-type="float">
            <text:p>148970368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09748" calcext:value-type="float">
            <text:p>80909748</text:p>
          </table:table-cell>
          <table:table-cell office:value-type="float" office:value="94192956" calcext:value-type="float">
            <text:p>94192956</text:p>
          </table:table-cell>
          <table:table-cell office:value-type="float" office:value="1472638284" calcext:value-type="float">
            <text:p>1472638284</text:p>
          </table:table-cell>
          <table:table-cell office:value-type="float" office:value="1489584708" calcext:value-type="float">
            <text:p>148958470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85240" calcext:value-type="float">
            <text:p>80985240</text:p>
          </table:table-cell>
          <table:table-cell office:value-type="float" office:value="94701132" calcext:value-type="float">
            <text:p>94701132</text:p>
          </table:table-cell>
          <table:table-cell office:value-type="float" office:value="1472874228" calcext:value-type="float">
            <text:p>1472874228</text:p>
          </table:table-cell>
          <table:table-cell office:value-type="float" office:value="1488596220" calcext:value-type="float">
            <text:p>148859622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29368" calcext:value-type="float">
            <text:p>80929368</text:p>
          </table:table-cell>
          <table:table-cell office:value-type="float" office:value="94553100" calcext:value-type="float">
            <text:p>94553100</text:p>
          </table:table-cell>
          <table:table-cell office:value-type="float" office:value="1472516784" calcext:value-type="float">
            <text:p>1472516784</text:p>
          </table:table-cell>
          <table:table-cell office:value-type="float" office:value="1489511880" calcext:value-type="float">
            <text:p>148951188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11448" calcext:value-type="float">
            <text:p>81011448</text:p>
          </table:table-cell>
          <table:table-cell office:value-type="float" office:value="94201020" calcext:value-type="float">
            <text:p>94201020</text:p>
          </table:table-cell>
          <table:table-cell office:value-type="float" office:value="1472708556" calcext:value-type="float">
            <text:p>1472708556</text:p>
          </table:table-cell>
          <table:table-cell office:value-type="float" office:value="1489120344" calcext:value-type="float">
            <text:p>148912034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26740" calcext:value-type="float">
            <text:p>80926740</text:p>
          </table:table-cell>
          <table:table-cell office:value-type="float" office:value="94302504" calcext:value-type="float">
            <text:p>94302504</text:p>
          </table:table-cell>
          <table:table-cell office:value-type="float" office:value="1472294124" calcext:value-type="float">
            <text:p>1472294124</text:p>
          </table:table-cell>
          <table:table-cell office:value-type="float" office:value="1489046292" calcext:value-type="float">
            <text:p>148904629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90496" calcext:value-type="float">
            <text:p>80990496</text:p>
          </table:table-cell>
          <table:table-cell office:value-type="float" office:value="94484376" calcext:value-type="float">
            <text:p>94484376</text:p>
          </table:table-cell>
          <table:table-cell office:value-type="float" office:value="1471415148" calcext:value-type="float">
            <text:p>1471415148</text:p>
          </table:table-cell>
          <table:table-cell office:value-type="float" office:value="1489531356" calcext:value-type="float">
            <text:p>148953135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04312" calcext:value-type="float">
            <text:p>80904312</text:p>
          </table:table-cell>
          <table:table-cell office:value-type="float" office:value="94044996" calcext:value-type="float">
            <text:p>94044996</text:p>
          </table:table-cell>
          <table:table-cell office:value-type="float" office:value="1472279292" calcext:value-type="float">
            <text:p>1472279292</text:p>
          </table:table-cell>
          <table:table-cell office:value-type="float" office:value="1488741876" calcext:value-type="float">
            <text:p>148874187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01396" calcext:value-type="float">
            <text:p>80901396</text:p>
          </table:table-cell>
          <table:table-cell office:value-type="float" office:value="94229964" calcext:value-type="float">
            <text:p>94229964</text:p>
          </table:table-cell>
          <table:table-cell office:value-type="float" office:value="1472397048" calcext:value-type="float">
            <text:p>1472397048</text:p>
          </table:table-cell>
          <table:table-cell office:value-type="float" office:value="1489093632" calcext:value-type="float">
            <text:p>148909363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03168" calcext:value-type="float">
            <text:p>81003168</text:p>
          </table:table-cell>
          <table:table-cell office:value-type="float" office:value="94186008" calcext:value-type="float">
            <text:p>94186008</text:p>
          </table:table-cell>
          <table:table-cell office:value-type="float" office:value="1472559444" calcext:value-type="float">
            <text:p>1472559444</text:p>
          </table:table-cell>
          <table:table-cell office:value-type="float" office:value="1488294252" calcext:value-type="float">
            <text:p>148829425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03448" calcext:value-type="float">
            <text:p>80903448</text:p>
          </table:table-cell>
          <table:table-cell office:value-type="float" office:value="94779576" calcext:value-type="float">
            <text:p>94779576</text:p>
          </table:table-cell>
          <table:table-cell office:value-type="float" office:value="1472436684" calcext:value-type="float">
            <text:p>1472436684</text:p>
          </table:table-cell>
          <table:table-cell office:value-type="float" office:value="1491753168" calcext:value-type="float">
            <text:p>149175316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90956" calcext:value-type="float">
            <text:p>80890956</text:p>
          </table:table-cell>
          <table:table-cell office:value-type="float" office:value="94054608" calcext:value-type="float">
            <text:p>94054608</text:p>
          </table:table-cell>
          <table:table-cell office:value-type="float" office:value="1471661352" calcext:value-type="float">
            <text:p>1471661352</text:p>
          </table:table-cell>
          <table:table-cell office:value-type="float" office:value="1489168872" calcext:value-type="float">
            <text:p>148916887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87688" calcext:value-type="float">
            <text:p>80987688</text:p>
          </table:table-cell>
          <table:table-cell office:value-type="float" office:value="94163580" calcext:value-type="float">
            <text:p>94163580</text:p>
          </table:table-cell>
          <table:table-cell office:value-type="float" office:value="1472123232" calcext:value-type="float">
            <text:p>1472123232</text:p>
          </table:table-cell>
          <table:table-cell office:value-type="float" office:value="1489204656" calcext:value-type="float">
            <text:p>148920465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65024" calcext:value-type="float">
            <text:p>81165024</text:p>
          </table:table-cell>
          <table:table-cell office:value-type="float" office:value="94027968" calcext:value-type="float">
            <text:p>94027968</text:p>
          </table:table-cell>
          <table:table-cell office:value-type="float" office:value="1471834512" calcext:value-type="float">
            <text:p>1471834512</text:p>
          </table:table-cell>
          <table:table-cell office:value-type="float" office:value="1489009608" calcext:value-type="float">
            <text:p>148900960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53776" calcext:value-type="float">
            <text:p>80953776</text:p>
          </table:table-cell>
          <table:table-cell office:value-type="float" office:value="94541472" calcext:value-type="float">
            <text:p>94541472</text:p>
          </table:table-cell>
          <table:table-cell office:value-type="float" office:value="1471835340" calcext:value-type="float">
            <text:p>1471835340</text:p>
          </table:table-cell>
          <table:table-cell office:value-type="float" office:value="1498132188" calcext:value-type="float">
            <text:p>149813218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65124" calcext:value-type="float">
            <text:p>81065124</text:p>
          </table:table-cell>
          <table:table-cell office:value-type="float" office:value="94447440" calcext:value-type="float">
            <text:p>94447440</text:p>
          </table:table-cell>
          <table:table-cell office:value-type="float" office:value="1471423032" calcext:value-type="float">
            <text:p>1471423032</text:p>
          </table:table-cell>
          <table:table-cell office:value-type="float" office:value="1489875120" calcext:value-type="float">
            <text:p>148987512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00072" calcext:value-type="float">
            <text:p>81000072</text:p>
          </table:table-cell>
          <table:table-cell office:value-type="float" office:value="101138112" calcext:value-type="float">
            <text:p>101138112</text:p>
          </table:table-cell>
          <table:table-cell office:value-type="float" office:value="1471435740" calcext:value-type="float">
            <text:p>1471435740</text:p>
          </table:table-cell>
          <table:table-cell office:value-type="float" office:value="1489189428" calcext:value-type="float">
            <text:p>148918942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28404" calcext:value-type="float">
            <text:p>81028404</text:p>
          </table:table-cell>
          <table:table-cell office:value-type="float" office:value="93940632" calcext:value-type="float">
            <text:p>93940632</text:p>
          </table:table-cell>
          <table:table-cell office:value-type="float" office:value="1471240764" calcext:value-type="float">
            <text:p>1471240764</text:p>
          </table:table-cell>
          <table:table-cell office:value-type="float" office:value="1488927456" calcext:value-type="float">
            <text:p>148892745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08460" calcext:value-type="float">
            <text:p>81008460</text:p>
          </table:table-cell>
          <table:table-cell office:value-type="float" office:value="94049496" calcext:value-type="float">
            <text:p>94049496</text:p>
          </table:table-cell>
          <table:table-cell office:value-type="float" office:value="1471736052" calcext:value-type="float">
            <text:p>1471736052</text:p>
          </table:table-cell>
          <table:table-cell office:value-type="float" office:value="1489369356" calcext:value-type="float">
            <text:p>148936935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403560" calcext:value-type="float">
            <text:p>81403560</text:p>
          </table:table-cell>
          <table:table-cell office:value-type="float" office:value="94187160" calcext:value-type="float">
            <text:p>94187160</text:p>
          </table:table-cell>
          <table:table-cell office:value-type="float" office:value="1472759748" calcext:value-type="float">
            <text:p>1472759748</text:p>
          </table:table-cell>
          <table:table-cell office:value-type="float" office:value="1489046940" calcext:value-type="float">
            <text:p>148904694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211680" calcext:value-type="float">
            <text:p>81211680</text:p>
          </table:table-cell>
          <table:table-cell office:value-type="float" office:value="93998988" calcext:value-type="float">
            <text:p>93998988</text:p>
          </table:table-cell>
          <table:table-cell office:value-type="float" office:value="1471736592" calcext:value-type="float">
            <text:p>1471736592</text:p>
          </table:table-cell>
          <table:table-cell office:value-type="float" office:value="1488878568" calcext:value-type="float">
            <text:p>148887856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14732" calcext:value-type="float">
            <text:p>81114732</text:p>
          </table:table-cell>
          <table:table-cell office:value-type="float" office:value="94498884" calcext:value-type="float">
            <text:p>94498884</text:p>
          </table:table-cell>
          <table:table-cell office:value-type="float" office:value="1471849956" calcext:value-type="float">
            <text:p>1471849956</text:p>
          </table:table-cell>
          <table:table-cell office:value-type="float" office:value="1489684536" calcext:value-type="float">
            <text:p>148968453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223812" calcext:value-type="float">
            <text:p>81223812</text:p>
          </table:table-cell>
          <table:table-cell office:value-type="float" office:value="94014540" calcext:value-type="float">
            <text:p>94014540</text:p>
          </table:table-cell>
          <table:table-cell office:value-type="float" office:value="1471507560" calcext:value-type="float">
            <text:p>1471507560</text:p>
          </table:table-cell>
          <table:table-cell office:value-type="float" office:value="1489137156" calcext:value-type="float">
            <text:p>148913715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32688" calcext:value-type="float">
            <text:p>81032688</text:p>
          </table:table-cell>
          <table:table-cell office:value-type="float" office:value="94242816" calcext:value-type="float">
            <text:p>94242816</text:p>
          </table:table-cell>
          <table:table-cell office:value-type="float" office:value="1472194368" calcext:value-type="float">
            <text:p>1472194368</text:p>
          </table:table-cell>
          <table:table-cell office:value-type="float" office:value="1489632372" calcext:value-type="float">
            <text:p>148963237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248004" calcext:value-type="float">
            <text:p>81248004</text:p>
          </table:table-cell>
          <table:table-cell office:value-type="float" office:value="94669164" calcext:value-type="float">
            <text:p>94669164</text:p>
          </table:table-cell>
          <table:table-cell office:value-type="float" office:value="1471814208" calcext:value-type="float">
            <text:p>1471814208</text:p>
          </table:table-cell>
          <table:table-cell office:value-type="float" office:value="1489703976" calcext:value-type="float">
            <text:p>148970397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2579644" calcext:value-type="float">
            <text:p>82579644</text:p>
          </table:table-cell>
          <table:table-cell office:value-type="float" office:value="94327452" calcext:value-type="float">
            <text:p>94327452</text:p>
          </table:table-cell>
          <table:table-cell office:value-type="float" office:value="1472108796" calcext:value-type="float">
            <text:p>1472108796</text:p>
          </table:table-cell>
          <table:table-cell office:value-type="float" office:value="1488858588" calcext:value-type="float">
            <text:p>148885858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322524" calcext:value-type="float">
            <text:p>81322524</text:p>
          </table:table-cell>
          <table:table-cell office:value-type="float" office:value="94211568" calcext:value-type="float">
            <text:p>94211568</text:p>
          </table:table-cell>
          <table:table-cell office:value-type="float" office:value="1471712040" calcext:value-type="float">
            <text:p>1471712040</text:p>
          </table:table-cell>
          <table:table-cell office:value-type="float" office:value="1490278752" calcext:value-type="float">
            <text:p>149027875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270000" calcext:value-type="float">
            <text:p>81270000</text:p>
          </table:table-cell>
          <table:table-cell office:value-type="float" office:value="94099896" calcext:value-type="float">
            <text:p>94099896</text:p>
          </table:table-cell>
          <table:table-cell office:value-type="float" office:value="1471928688" calcext:value-type="float">
            <text:p>1471928688</text:p>
          </table:table-cell>
          <table:table-cell office:value-type="float" office:value="1488760884" calcext:value-type="float">
            <text:p>148876088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84384" calcext:value-type="float">
            <text:p>81084384</text:p>
          </table:table-cell>
          <table:table-cell office:value-type="float" office:value="94575744" calcext:value-type="float">
            <text:p>94575744</text:p>
          </table:table-cell>
          <table:table-cell office:value-type="float" office:value="1471836780" calcext:value-type="float">
            <text:p>1471836780</text:p>
          </table:table-cell>
          <table:table-cell office:value-type="float" office:value="1488602052" calcext:value-type="float">
            <text:p>148860205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78768" calcext:value-type="float">
            <text:p>81078768</text:p>
          </table:table-cell>
          <table:table-cell office:value-type="float" office:value="94261896" calcext:value-type="float">
            <text:p>94261896</text:p>
          </table:table-cell>
          <table:table-cell office:value-type="float" office:value="1472874660" calcext:value-type="float">
            <text:p>1472874660</text:p>
          </table:table-cell>
          <table:table-cell office:value-type="float" office:value="1489314780" calcext:value-type="float">
            <text:p>148931478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93384" calcext:value-type="float">
            <text:p>81093384</text:p>
          </table:table-cell>
          <table:table-cell office:value-type="float" office:value="94185756" calcext:value-type="float">
            <text:p>94185756</text:p>
          </table:table-cell>
          <table:table-cell office:value-type="float" office:value="1471532400" calcext:value-type="float">
            <text:p>1471532400</text:p>
          </table:table-cell>
          <table:table-cell office:value-type="float" office:value="1489200264" calcext:value-type="float">
            <text:p>148920026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03484" calcext:value-type="float">
            <text:p>80903484</text:p>
          </table:table-cell>
          <table:table-cell office:value-type="float" office:value="94170816" calcext:value-type="float">
            <text:p>94170816</text:p>
          </table:table-cell>
          <table:table-cell office:value-type="float" office:value="1472192640" calcext:value-type="float">
            <text:p>1472192640</text:p>
          </table:table-cell>
          <table:table-cell office:value-type="float" office:value="1489489632" calcext:value-type="float">
            <text:p>148948963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897652" calcext:value-type="float">
            <text:p>80897652</text:p>
          </table:table-cell>
          <table:table-cell office:value-type="float" office:value="94479732" calcext:value-type="float">
            <text:p>94479732</text:p>
          </table:table-cell>
          <table:table-cell office:value-type="float" office:value="1472402556" calcext:value-type="float">
            <text:p>1472402556</text:p>
          </table:table-cell>
          <table:table-cell office:value-type="float" office:value="1490174964" calcext:value-type="float">
            <text:p>1490174964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0906256" calcext:value-type="float">
            <text:p>80906256</text:p>
          </table:table-cell>
          <table:table-cell office:value-type="float" office:value="94492116" calcext:value-type="float">
            <text:p>94492116</text:p>
          </table:table-cell>
          <table:table-cell office:value-type="float" office:value="1478306772" calcext:value-type="float">
            <text:p>1478306772</text:p>
          </table:table-cell>
          <table:table-cell office:value-type="float" office:value="1490059800" calcext:value-type="float">
            <text:p>149005980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72360" calcext:value-type="float">
            <text:p>81072360</text:p>
          </table:table-cell>
          <table:table-cell office:value-type="float" office:value="94129344" calcext:value-type="float">
            <text:p>94129344</text:p>
          </table:table-cell>
          <table:table-cell office:value-type="float" office:value="1473188616" calcext:value-type="float">
            <text:p>1473188616</text:p>
          </table:table-cell>
          <table:table-cell office:value-type="float" office:value="1489230972" calcext:value-type="float">
            <text:p>148923097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83628" calcext:value-type="float">
            <text:p>81083628</text:p>
          </table:table-cell>
          <table:table-cell office:value-type="float" office:value="94125024" calcext:value-type="float">
            <text:p>94125024</text:p>
          </table:table-cell>
          <table:table-cell office:value-type="float" office:value="1472425632" calcext:value-type="float">
            <text:p>1472425632</text:p>
          </table:table-cell>
          <table:table-cell office:value-type="float" office:value="1496323188" calcext:value-type="float">
            <text:p>149632318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24272" calcext:value-type="float">
            <text:p>81124272</text:p>
          </table:table-cell>
          <table:table-cell office:value-type="float" office:value="94329540" calcext:value-type="float">
            <text:p>94329540</text:p>
          </table:table-cell>
          <table:table-cell office:value-type="float" office:value="1472609772" calcext:value-type="float">
            <text:p>1472609772</text:p>
          </table:table-cell>
          <table:table-cell office:value-type="float" office:value="1489076028" calcext:value-type="float">
            <text:p>1489076028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60200" calcext:value-type="float">
            <text:p>81160200</text:p>
          </table:table-cell>
          <table:table-cell office:value-type="float" office:value="101509020" calcext:value-type="float">
            <text:p>101509020</text:p>
          </table:table-cell>
          <table:table-cell office:value-type="float" office:value="1472360904" calcext:value-type="float">
            <text:p>1472360904</text:p>
          </table:table-cell>
          <table:table-cell office:value-type="float" office:value="1491675012" calcext:value-type="float">
            <text:p>149167501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43892" calcext:value-type="float">
            <text:p>81143892</text:p>
          </table:table-cell>
          <table:table-cell office:value-type="float" office:value="93678948" calcext:value-type="float">
            <text:p>93678948</text:p>
          </table:table-cell>
          <table:table-cell office:value-type="float" office:value="1473319800" calcext:value-type="float">
            <text:p>1473319800</text:p>
          </table:table-cell>
          <table:table-cell office:value-type="float" office:value="1488875616" calcext:value-type="float">
            <text:p>148887561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75284" calcext:value-type="float">
            <text:p>81175284</text:p>
          </table:table-cell>
          <table:table-cell office:value-type="float" office:value="94246956" calcext:value-type="float">
            <text:p>94246956</text:p>
          </table:table-cell>
          <table:table-cell office:value-type="float" office:value="1476669096" calcext:value-type="float">
            <text:p>1476669096</text:p>
          </table:table-cell>
          <table:table-cell office:value-type="float" office:value="1489386600" calcext:value-type="float">
            <text:p>1489386600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93140" calcext:value-type="float">
            <text:p>81193140</text:p>
          </table:table-cell>
          <table:table-cell office:value-type="float" office:value="94176612" calcext:value-type="float">
            <text:p>94176612</text:p>
          </table:table-cell>
          <table:table-cell office:value-type="float" office:value="1472347944" calcext:value-type="float">
            <text:p>1472347944</text:p>
          </table:table-cell>
          <table:table-cell office:value-type="float" office:value="1489499676" calcext:value-type="float">
            <text:p>1489499676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075816" calcext:value-type="float">
            <text:p>81075816</text:p>
          </table:table-cell>
          <table:table-cell office:value-type="float" office:value="94144140" calcext:value-type="float">
            <text:p>94144140</text:p>
          </table:table-cell>
          <table:table-cell office:value-type="float" office:value="1471098528" calcext:value-type="float">
            <text:p>1471098528</text:p>
          </table:table-cell>
          <table:table-cell office:value-type="float" office:value="1488981492" calcext:value-type="float">
            <text:p>148898149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  <table:table-row table:style-name="ro1">
          <table:table-cell office:value-type="float" office:value="81186300" calcext:value-type="float">
            <text:p>81186300</text:p>
          </table:table-cell>
          <table:table-cell office:value-type="float" office:value="94698972" calcext:value-type="float">
            <text:p>94698972</text:p>
          </table:table-cell>
          <table:table-cell office:value-type="float" office:value="1471766292" calcext:value-type="float">
            <text:p>1471766292</text:p>
          </table:table-cell>
          <table:table-cell office:value-type="float" office:value="1489130352" calcext:value-type="float">
            <text:p>1489130352</text:p>
          </table:table-cell>
          <table:table-cell/>
          <table:table-cell table:formula="of:=[.L$5]" office:value-type="float" office:value="86413.2659369908" calcext:value-type="float">
            <text:p>86413,2659369908</text:p>
          </table:table-cell>
          <table:table-cell table:formula="of:=[.M$5]" office:value-type="float" office:value="290597.863593737" calcext:value-type="float">
            <text:p>290597,863593737</text:p>
          </table:table-cell>
          <table:table-cell table:formula="of:=[.N$5]" office:value-type="float" office:value="500857.285488576" calcext:value-type="float">
            <text:p>500857,285488576</text:p>
          </table:table-cell>
          <table:table-cell table:formula="of:=[.O$5]" office:value-type="float" office:value="389039.815711067" calcext:value-type="float">
            <text:p>389039,81571106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 style:data-style-name="N2" text:time-value="09:14:00.1774052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3T00:16:31.383752557</meta:creation-date>
    <dc:date>2026-04-20T09:31:27.998222098</dc:date>
    <meta:editing-duration>PT1H50M16S</meta:editing-duration>
    <meta:editing-cycles>12</meta:editing-cycles>
    <meta:generator>LibreOffice/26.2.1.2$Linux_X86_64 LibreOffice_project/620$Build-2</meta:generator>
    <meta:document-statistic meta:table-count="1" meta:cell-count="208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error-category="cell-range" chart:error-upper-range="Sheet1.F2:Sheet1.F257" chart:error-lower-range="Sheet1.F2:Sheet1.F25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F2:Sheet1.F257" chart:error-lower-range="Sheet1.F2:Sheet1.F257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one" chart:link-data-style-to-source="true" chart:error-category="cell-range" chart:error-upper-range="Sheet1.G2:Sheet1.G257" chart:error-lower-range="Sheet1.G2:Sheet1.G257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G2:Sheet1.G257" chart:error-lower-range="Sheet1.G2:Sheet1.G257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one" chart:link-data-style-to-source="true" chart:error-category="cell-range" chart:error-upper-range="Sheet1.H2:Sheet1.H257" chart:error-lower-range="Sheet1.H2:Sheet1.H257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H2:Sheet1.H257" chart:error-lower-range="Sheet1.H2:Sheet1.H257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Sheet1.I2:Sheet1.I257" chart:error-lower-range="Sheet1.I2:Sheet1.I257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I2:Sheet1.I257" chart:error-lower-range="Sheet1.I2:Sheet1.I257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5.363cm" svg:height="25.516cm" xlink:href=".." xlink:type="simple" chart:class="chart:line" chart:style-name="ch1">
        <chart:legend chart:legend-position="end" svg:x="40.843cm" svg:y="11.712cm" style:legend-expansion="high" chart:style-name="ch2"/>
        <chart:plot-area chart:style-name="ch3" svg:x="0.907cm" svg:y="0.51cm" svg:width="39.029cm" svg:height="24.496cm">
          <chart:coordinate-region svg:x="3.145cm" svg:y="0.709cm" svg:width="36.791cm" svg:height="23.3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57" chart:label-cell-address="Sheet1.A1:Sheet1.A1" chart:class="chart:line">
            <chart:error-indicator chart:style-name="ch7" chart:dimension="y"/>
            <chart:data-point chart:repeated="256"/>
          </chart:series>
          <chart:series chart:style-name="ch8" chart:values-cell-range-address="Sheet1.B2:Sheet1.B257" chart:label-cell-address="Sheet1.B1:Sheet1.B1" chart:class="chart:line">
            <chart:error-indicator chart:style-name="ch9" chart:dimension="y"/>
            <chart:data-point chart:repeated="256"/>
          </chart:series>
          <chart:series chart:style-name="ch10" chart:values-cell-range-address="Sheet1.C2:Sheet1.C257" chart:label-cell-address="Sheet1.C1:Sheet1.C1" chart:class="chart:line">
            <chart:error-indicator chart:style-name="ch11" chart:dimension="y"/>
            <chart:data-point chart:repeated="256"/>
          </chart:series>
          <chart:series chart:style-name="ch12" chart:values-cell-range-address="Sheet1.D2:Sheet1.D257" chart:label-cell-address="Sheet1.D1:Sheet1.D1" chart:class="chart:line">
            <chart:error-indicator chart:style-name="ch13" chart:dimension="y"/>
            <chart:data-point chart:repeated="25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 No Draw, CPF</text:p>
                <draw:g>
                  <svg:desc>Sheet1.A1:Sheet1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Fast Draw, CPF</text:p>
                <draw:g>
                  <svg:desc>Sheet1.B1:Sheet1.B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low No Draw, CPF</text:p>
                <draw:g>
                  <svg:desc>Sheet1.C1:Sheet1.C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Slow Draw, CPF</text:p>
                <draw:g>
                  <svg:desc>Sheet1.D1:Sheet1.D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10872">
                <text:p>81910872</text:p>
                <draw:g>
                  <svg:desc>Sheet1.A2:Sheet1.A257</svg:desc>
                </draw:g>
              </table:table-cell>
              <table:table-cell office:value-type="float" office:value="86413.2659369908">
                <text:p>86413.2659369908</text:p>
                <draw:g>
                  <svg:desc>Sheet1.F2:Sheet1.F257</svg:desc>
                </draw:g>
              </table:table-cell>
              <table:table-cell office:value-type="float" office:value="86413.2659369908">
                <text:p>86413.2659369908</text:p>
                <draw:g>
                  <svg:desc>Sheet1.F2:Sheet1.F257</svg:desc>
                </draw:g>
              </table:table-cell>
              <table:table-cell office:value-type="float" office:value="104328900">
                <text:p>104328900</text:p>
                <draw:g>
                  <svg:desc>Sheet1.B2:Sheet1.B257</svg:desc>
                </draw:g>
              </table:table-cell>
              <table:table-cell office:value-type="float" office:value="290597.863593737">
                <text:p>290597.863593737</text:p>
                <draw:g>
                  <svg:desc>Sheet1.G2:Sheet1.G257</svg:desc>
                </draw:g>
              </table:table-cell>
              <table:table-cell office:value-type="float" office:value="290597.863593737">
                <text:p>290597.863593737</text:p>
                <draw:g>
                  <svg:desc>Sheet1.G2:Sheet1.G257</svg:desc>
                </draw:g>
              </table:table-cell>
              <table:table-cell office:value-type="float" office:value="1487100312">
                <text:p>1487100312</text:p>
                <draw:g>
                  <svg:desc>Sheet1.C2:Sheet1.C257</svg:desc>
                </draw:g>
              </table:table-cell>
              <table:table-cell office:value-type="float" office:value="500857.285488576">
                <text:p>500857.285488576</text:p>
                <draw:g>
                  <svg:desc>Sheet1.H2:Sheet1.H257</svg:desc>
                </draw:g>
              </table:table-cell>
              <table:table-cell office:value-type="float" office:value="500857.285488576">
                <text:p>500857.285488576</text:p>
                <draw:g>
                  <svg:desc>Sheet1.H2:Sheet1.H257</svg:desc>
                </draw:g>
              </table:table-cell>
              <table:table-cell office:value-type="float" office:value="1506891132">
                <text:p>1506891132</text:p>
                <draw:g>
                  <svg:desc>Sheet1.D2:Sheet1.D257</svg:desc>
                </draw:g>
              </table:table-cell>
              <table:table-cell office:value-type="float" office:value="389039.815711067">
                <text:p>389039.815711067</text:p>
                <draw:g>
                  <svg:desc>Sheet1.I2:Sheet1.I257</svg:desc>
                </draw:g>
              </table:table-cell>
              <table:table-cell office:value-type="float" office:value="389039.815711067">
                <text:p>389039.815711067</text:p>
                <draw:g>
                  <svg:desc>Sheet1.I2:Sheet1.I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416476">
                <text:p>8041647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105313716">
                <text:p>10531371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9861972">
                <text:p>147986197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502630460">
                <text:p>150263046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691228">
                <text:p>8069122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9010944">
                <text:p>9901094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8790180">
                <text:p>147879018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8052520">
                <text:p>149805252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523540">
                <text:p>8052354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8981820">
                <text:p>9898182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6763308">
                <text:p>147676330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7114388">
                <text:p>148711438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527140">
                <text:p>8052714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5047164">
                <text:p>9504716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7448748">
                <text:p>147744874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7107188">
                <text:p>148710718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865972">
                <text:p>8086597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650948">
                <text:p>9465094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6519588">
                <text:p>147651958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7192112">
                <text:p>148719211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720928">
                <text:p>8072092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5514732">
                <text:p>9551473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6508752">
                <text:p>147650875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355020">
                <text:p>148835502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736624">
                <text:p>8073662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834800">
                <text:p>9483480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6492876">
                <text:p>14764928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0251140">
                <text:p>149025114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54000">
                <text:p>8105400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527036">
                <text:p>9452703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7766196">
                <text:p>147776619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197988">
                <text:p>148819798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080208">
                <text:p>810802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989528">
                <text:p>9498952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83326684">
                <text:p>148332668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268512">
                <text:p>148826851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891460">
                <text:p>8089146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580136">
                <text:p>9458013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9380688">
                <text:p>147938068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0134572">
                <text:p>149013457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835120">
                <text:p>8083512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318308">
                <text:p>9431830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8291688">
                <text:p>147829168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060612">
                <text:p>148806061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081504">
                <text:p>8108150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675680">
                <text:p>9467568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9960468">
                <text:p>147996046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0758164">
                <text:p>149075816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992872">
                <text:p>8099287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12772">
                <text:p>9441277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80061772">
                <text:p>148006177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632796">
                <text:p>148863279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908524">
                <text:p>8090852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12540">
                <text:p>9421254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7431504">
                <text:p>147743150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000240">
                <text:p>148800024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698212">
                <text:p>8069821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340700">
                <text:p>9434070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86310508">
                <text:p>148631050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8967604">
                <text:p>149896760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742708">
                <text:p>807427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49784">
                <text:p>9404978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80748400">
                <text:p>148074840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911328">
                <text:p>148891132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584884">
                <text:p>8058488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635648">
                <text:p>9463564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8814408">
                <text:p>147881440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7941848">
                <text:p>148794184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948520">
                <text:p>8094852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854960">
                <text:p>9485496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88517236">
                <text:p>148851723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323384">
                <text:p>148932338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777448">
                <text:p>8077744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552704">
                <text:p>9455270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8158740">
                <text:p>147815874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778020">
                <text:p>148877802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893944">
                <text:p>8089394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101356200">
                <text:p>10135620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7758024">
                <text:p>147775802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501651116">
                <text:p>150165111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843580">
                <text:p>8084358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3973716">
                <text:p>9397371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7058976">
                <text:p>14770589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7478060">
                <text:p>148747806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774352">
                <text:p>8077435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04360">
                <text:p>9410436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6143316">
                <text:p>147614331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315356">
                <text:p>148931535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807652">
                <text:p>8080765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12964">
                <text:p>9411296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674632">
                <text:p>147567463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536324">
                <text:p>148953632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718444">
                <text:p>8071844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54100">
                <text:p>9445410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6311472">
                <text:p>147631147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609944">
                <text:p>148960994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002556">
                <text:p>8100255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54436">
                <text:p>9415443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856036">
                <text:p>147585603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249080">
                <text:p>148924908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739612">
                <text:p>8073961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50052">
                <text:p>9425005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814420">
                <text:p>147581442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187520">
                <text:p>148918752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481032">
                <text:p>8148103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47084">
                <text:p>9404708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9651408">
                <text:p>147965140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220244">
                <text:p>148922024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258948">
                <text:p>8125894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307868">
                <text:p>9430786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7885752">
                <text:p>147788575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420224">
                <text:p>148942022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1450036">
                <text:p>8145003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524876">
                <text:p>9452487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7435644">
                <text:p>147743564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476276">
                <text:p>148947627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1101628">
                <text:p>8110162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33196">
                <text:p>9413319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6745344">
                <text:p>147674534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267296">
                <text:p>148926729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1198252">
                <text:p>8119825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90968">
                <text:p>9409096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6938484">
                <text:p>147693848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451760">
                <text:p>148945176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988300">
                <text:p>8098830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87944">
                <text:p>9408794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85910512">
                <text:p>148591051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228884">
                <text:p>148922888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104040">
                <text:p>8110404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36568">
                <text:p>9443656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6557964">
                <text:p>147655796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1423300">
                <text:p>149142330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1062640">
                <text:p>8106264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47488">
                <text:p>9414748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6326412">
                <text:p>147632641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566924">
                <text:p>148956692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841132">
                <text:p>8084113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03612">
                <text:p>9420361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6058788">
                <text:p>147605878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766392">
                <text:p>148876639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992080">
                <text:p>8099208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11444">
                <text:p>9401144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718156">
                <text:p>147571815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046832">
                <text:p>148904683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782992">
                <text:p>8078299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22648">
                <text:p>9412264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531388">
                <text:p>147553138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1444792">
                <text:p>149144479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1097092">
                <text:p>8109709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533264">
                <text:p>9453326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324568">
                <text:p>147532456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135536">
                <text:p>148913553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927712">
                <text:p>8092771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99500">
                <text:p>9409950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525772">
                <text:p>147552577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382596">
                <text:p>148838259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736732">
                <text:p>8073673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60620">
                <text:p>9406062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485200">
                <text:p>147548520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467168">
                <text:p>148946716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054180">
                <text:p>8105418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101089548">
                <text:p>10108954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392680">
                <text:p>147539268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5824516">
                <text:p>149582451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886672">
                <text:p>8088667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3729780">
                <text:p>9372978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778736">
                <text:p>147477873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7833236">
                <text:p>148783323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649936">
                <text:p>8064993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42368">
                <text:p>9404236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047404">
                <text:p>147504740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156560">
                <text:p>148915656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0642844">
                <text:p>8064284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59068">
                <text:p>9445906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989120">
                <text:p>147498912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448772">
                <text:p>148944877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0670204">
                <text:p>8067020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82192">
                <text:p>9418219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295444">
                <text:p>147529544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476268">
                <text:p>148847626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648028">
                <text:p>8064802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07428">
                <text:p>9420742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6201168">
                <text:p>147620116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238028">
                <text:p>148923802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890128">
                <text:p>8089012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87384">
                <text:p>9428738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507016">
                <text:p>147550701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451284">
                <text:p>148845128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0932824">
                <text:p>8093282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76780">
                <text:p>9447678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305020">
                <text:p>147530502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540348">
                <text:p>148854034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043416">
                <text:p>8104341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300416">
                <text:p>9430041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164944">
                <text:p>147516494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910644">
                <text:p>148891064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696232">
                <text:p>8069623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02732">
                <text:p>9400273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053704">
                <text:p>147505370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982500">
                <text:p>148898250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837640">
                <text:p>8083764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84748">
                <text:p>9418474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297208">
                <text:p>147529720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776544">
                <text:p>148877654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682588">
                <text:p>8068258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91508">
                <text:p>9409150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294428">
                <text:p>147429442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500964">
                <text:p>148850096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0864280">
                <text:p>8086428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5398668">
                <text:p>9539866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396416">
                <text:p>147439641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800196">
                <text:p>148880019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0869788">
                <text:p>8086978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74836">
                <text:p>9447483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388920">
                <text:p>147338892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152168">
                <text:p>148915216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755380">
                <text:p>8075538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78628">
                <text:p>9417862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125624">
                <text:p>147412562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365604">
                <text:p>148836560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643852">
                <text:p>8064385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665420">
                <text:p>9466542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431552">
                <text:p>147443155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149396">
                <text:p>148914939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867484">
                <text:p>8086748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70376">
                <text:p>9407037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813548">
                <text:p>147481354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701592">
                <text:p>148870159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650116">
                <text:p>8065011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87520">
                <text:p>9418752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081820">
                <text:p>147508182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072752">
                <text:p>148907275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888436">
                <text:p>8088843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375368">
                <text:p>9437536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814304">
                <text:p>147481430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663648">
                <text:p>148866364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614656">
                <text:p>8061465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895064">
                <text:p>9489506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772984">
                <text:p>147577298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894084">
                <text:p>148889408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673336">
                <text:p>8067333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26776">
                <text:p>9442677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340732">
                <text:p>147534073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997548">
                <text:p>148899754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662464">
                <text:p>8066246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100614240">
                <text:p>10061424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793784">
                <text:p>147479378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6459340">
                <text:p>149645934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0701020">
                <text:p>8070102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3932892">
                <text:p>9393289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548156">
                <text:p>147454815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543408">
                <text:p>148854340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762976">
                <text:p>8076297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315392">
                <text:p>9431539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137468">
                <text:p>147413746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083840">
                <text:p>148908384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565552">
                <text:p>8056555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591044">
                <text:p>9459104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677964">
                <text:p>147367796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359600">
                <text:p>148935960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522244">
                <text:p>8052224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80724">
                <text:p>9428072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511752">
                <text:p>147351175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922416">
                <text:p>148892241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495028">
                <text:p>8049502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90300">
                <text:p>9429030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032600">
                <text:p>147403260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185396">
                <text:p>148918539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585280">
                <text:p>8058528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17608">
                <text:p>9411760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363944">
                <text:p>147436394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641796">
                <text:p>148864179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604180">
                <text:p>8060418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586112">
                <text:p>9458611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996168">
                <text:p>147399616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877568">
                <text:p>148987756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703684">
                <text:p>8070368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57596">
                <text:p>9405759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6430344">
                <text:p>147643034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362984">
                <text:p>148936298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089424">
                <text:p>8108942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45400">
                <text:p>9414540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829576">
                <text:p>1475829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300804">
                <text:p>148830080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643888">
                <text:p>8064388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83236">
                <text:p>9418323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556120">
                <text:p>147555612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3677368">
                <text:p>149367736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1136188">
                <text:p>8113618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504716">
                <text:p>9450471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540164">
                <text:p>147454016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733524">
                <text:p>148873352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899200">
                <text:p>8089920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89272">
                <text:p>9448927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092288">
                <text:p>147409228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514220">
                <text:p>148951422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838072">
                <text:p>8083807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37696">
                <text:p>9413769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366176">
                <text:p>14743661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378392">
                <text:p>148937839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677980">
                <text:p>8067798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92948">
                <text:p>9409294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596900">
                <text:p>147459690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736800">
                <text:p>148873680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711136">
                <text:p>8071113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06616">
                <text:p>9440661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820092">
                <text:p>147382009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325184">
                <text:p>148932518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998776">
                <text:p>8099877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645836">
                <text:p>9464583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647812">
                <text:p>147564781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0610420">
                <text:p>149061042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763588">
                <text:p>8076358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11244">
                <text:p>9421124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503696">
                <text:p>147450369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853620">
                <text:p>148885362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751924">
                <text:p>8075192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42376">
                <text:p>9414237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320384">
                <text:p>147432038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348584">
                <text:p>148934858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731764">
                <text:p>8073176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572252">
                <text:p>9457225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312780">
                <text:p>147331278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271400">
                <text:p>148927140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762148">
                <text:p>8076214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26852">
                <text:p>9402685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123644">
                <text:p>147412364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5980684">
                <text:p>149598068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0783856">
                <text:p>8078385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101271132">
                <text:p>10127113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666588">
                <text:p>147366658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1234300">
                <text:p>149123430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0765352">
                <text:p>8076535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3751632">
                <text:p>9375163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335028">
                <text:p>147333502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548888">
                <text:p>148954888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0755308">
                <text:p>807553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72292">
                <text:p>9417229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390252">
                <text:p>147339025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379076">
                <text:p>148937907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0891712">
                <text:p>8089171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81444">
                <text:p>9428144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612048">
                <text:p>147361204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685284">
                <text:p>148868528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553528">
                <text:p>8055352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582800">
                <text:p>9458280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386500">
                <text:p>147238650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863880">
                <text:p>148886388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677260">
                <text:p>8067726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25672">
                <text:p>9412567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854156">
                <text:p>147485415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696300">
                <text:p>148869630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0535852">
                <text:p>8053585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42880">
                <text:p>9414288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364908">
                <text:p>147336490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356576">
                <text:p>148935657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0720928">
                <text:p>8072092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98032">
                <text:p>9419803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022548">
                <text:p>147302254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551040">
                <text:p>148855104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0548812">
                <text:p>8054881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534668">
                <text:p>9453466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702868">
                <text:p>147270286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070664">
                <text:p>148907066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0692344">
                <text:p>8069234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309812">
                <text:p>9430981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110704">
                <text:p>147211070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235068">
                <text:p>148823506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0913312">
                <text:p>8091331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30676">
                <text:p>9413067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735116">
                <text:p>147173511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854016">
                <text:p>148885401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0704332">
                <text:p>8070433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81624">
                <text:p>9428162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663116">
                <text:p>147166311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918024">
                <text:p>148891802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0747100">
                <text:p>8074710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808916">
                <text:p>9480891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788648">
                <text:p>147178864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423356">
                <text:p>148942335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1442332">
                <text:p>8144233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11388">
                <text:p>9421138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648032">
                <text:p>147164803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546548">
                <text:p>148954654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1007092">
                <text:p>8100709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99508">
                <text:p>9419950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479264">
                <text:p>147147926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600468">
                <text:p>148860046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1027612">
                <text:p>8102761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74640">
                <text:p>9427464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636548">
                <text:p>147163654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244400">
                <text:p>148924440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0746524">
                <text:p>8074652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630212">
                <text:p>9463021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566212">
                <text:p>147256621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602592">
                <text:p>148860259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675028">
                <text:p>8067502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02784">
                <text:p>9420278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83380792">
                <text:p>148338079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217184">
                <text:p>148921718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727624">
                <text:p>8072762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04980">
                <text:p>9420498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83876836">
                <text:p>148387683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678372">
                <text:p>148867837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0714052">
                <text:p>8071405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31360">
                <text:p>9413136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8164644">
                <text:p>147816464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041612">
                <text:p>148904161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0712432">
                <text:p>8071243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33296">
                <text:p>9403329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85010728">
                <text:p>148501072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5811160">
                <text:p>149581116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0762292">
                <text:p>8076229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101600640">
                <text:p>10160064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83499700">
                <text:p>148349970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442896">
                <text:p>148844289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0787600">
                <text:p>8078760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3822084">
                <text:p>9382208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88486852">
                <text:p>148848685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194216">
                <text:p>148919421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0837244">
                <text:p>8083724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366764">
                <text:p>9436676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7999224">
                <text:p>147799922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466160">
                <text:p>148946616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0736336">
                <text:p>8073633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3987936">
                <text:p>9398793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927064">
                <text:p>147592706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372624">
                <text:p>148837262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1006588">
                <text:p>8100658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74028">
                <text:p>9427402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325576">
                <text:p>1475325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064832">
                <text:p>148906483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0791020">
                <text:p>8079102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665204">
                <text:p>9466520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81578632">
                <text:p>148157863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985416">
                <text:p>148898541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0572464">
                <text:p>8057246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21848">
                <text:p>9402184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8020896">
                <text:p>147802089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693168">
                <text:p>148869316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0597736">
                <text:p>8059773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24268">
                <text:p>9412426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8677932">
                <text:p>147867793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118040">
                <text:p>148911804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0599932">
                <text:p>8059993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21424">
                <text:p>9412142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7969524">
                <text:p>147796952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529224">
                <text:p>148852922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0726256">
                <text:p>8072625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91720">
                <text:p>9449172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81269932">
                <text:p>148126993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439448">
                <text:p>148943944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0858736">
                <text:p>8085873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00984">
                <text:p>9420098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8993724">
                <text:p>147899372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386268">
                <text:p>148838626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0636580">
                <text:p>8063658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59592">
                <text:p>9425959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80871556">
                <text:p>148087155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260348">
                <text:p>148926034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1230544">
                <text:p>8123054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30316">
                <text:p>9413031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80340088">
                <text:p>148034008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544092">
                <text:p>148854409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1119592">
                <text:p>8111959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593024">
                <text:p>9459302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6564372">
                <text:p>147656437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201668">
                <text:p>148920166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1171576">
                <text:p>8117157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12664">
                <text:p>9441266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830764">
                <text:p>147583076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687876">
                <text:p>148868787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1184140">
                <text:p>8118414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29084">
                <text:p>9402908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889292">
                <text:p>147488929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014324">
                <text:p>148901432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1122868">
                <text:p>8112286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06196">
                <text:p>9410619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836840">
                <text:p>147483684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754404">
                <text:p>148875440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1207900">
                <text:p>8120790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525272">
                <text:p>9452527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309800">
                <text:p>147430980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738096">
                <text:p>148873809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1057708">
                <text:p>810577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337820">
                <text:p>9433782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385004">
                <text:p>147438500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357288">
                <text:p>148835728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1203616">
                <text:p>8120361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42044">
                <text:p>9404204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083504">
                <text:p>147408350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578688">
                <text:p>148857868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998200">
                <text:p>8099820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74928">
                <text:p>9427492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882984">
                <text:p>147388298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5122084">
                <text:p>149512208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969148">
                <text:p>8096914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101473344">
                <text:p>10147334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80881348">
                <text:p>148088134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7941092">
                <text:p>148794109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1000432">
                <text:p>8100043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3614616">
                <text:p>9361461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9777012">
                <text:p>147977701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133484">
                <text:p>148913348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887896">
                <text:p>8088789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640148">
                <text:p>9464014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81846400">
                <text:p>148184640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798540">
                <text:p>148879854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747856">
                <text:p>8074785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42404">
                <text:p>9404240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7248732">
                <text:p>147724873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385980">
                <text:p>148838598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1011376">
                <text:p>8101137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08428">
                <text:p>9410842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817984">
                <text:p>147581798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103308">
                <text:p>148810330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1214920">
                <text:p>8121492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60772">
                <text:p>9416077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464896">
                <text:p>147546489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751560">
                <text:p>148875156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1084456">
                <text:p>8108445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674096">
                <text:p>9467409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615592">
                <text:p>147561559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481812">
                <text:p>148848181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1177588">
                <text:p>8117758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93864">
                <text:p>9429386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101584">
                <text:p>147510158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021128">
                <text:p>148902112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1130032">
                <text:p>8113003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347504">
                <text:p>9434750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092476">
                <text:p>14750924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543588">
                <text:p>148854358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1161064">
                <text:p>8116106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53148">
                <text:p>9425314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493940">
                <text:p>147449394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557916">
                <text:p>148855791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1182304">
                <text:p>8118230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538016">
                <text:p>9453801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368300">
                <text:p>147436830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974184">
                <text:p>148897418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0906652">
                <text:p>8090665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69672">
                <text:p>9426967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571636">
                <text:p>147557163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368312">
                <text:p>148936831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0902908">
                <text:p>80902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343940">
                <text:p>9434394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724296">
                <text:p>147372429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823740">
                <text:p>148882374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0845848">
                <text:p>8084584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35976">
                <text:p>9423597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8459052">
                <text:p>147845905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988944">
                <text:p>148898894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1017856">
                <text:p>8101785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54640">
                <text:p>9445464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6116496">
                <text:p>147611649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278880">
                <text:p>148827888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227484">
                <text:p>8122748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87016">
                <text:p>9418701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622640">
                <text:p>147462264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588120">
                <text:p>148858812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1872820">
                <text:p>8187282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305276">
                <text:p>9430527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373664">
                <text:p>147437366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432348">
                <text:p>148843234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1520884">
                <text:p>8152088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06088">
                <text:p>9410608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762708">
                <text:p>147376270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175308">
                <text:p>148817530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1294012">
                <text:p>8129401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788072">
                <text:p>9478807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069292">
                <text:p>147506929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7984148">
                <text:p>148798414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1033372">
                <text:p>8103337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17284">
                <text:p>9411728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832772">
                <text:p>147483277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5026108">
                <text:p>149502610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0987220">
                <text:p>8098722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05396">
                <text:p>9400539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142336">
                <text:p>147514233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947372">
                <text:p>148994737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0856180">
                <text:p>8085618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101240424">
                <text:p>10124042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564248">
                <text:p>147456424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7760876">
                <text:p>148776087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0882604">
                <text:p>8088260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3783744">
                <text:p>9378374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120448">
                <text:p>147512044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7541744">
                <text:p>148754174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1115560">
                <text:p>8111556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595652">
                <text:p>9459565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647156">
                <text:p>147464715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205476">
                <text:p>148820547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0969400">
                <text:p>8096940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347324">
                <text:p>9434732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319952">
                <text:p>147431995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838356">
                <text:p>148883835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0770428">
                <text:p>8077042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30640">
                <text:p>9413064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893756">
                <text:p>147489375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537396">
                <text:p>148853739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1588024">
                <text:p>8158802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74776">
                <text:p>9417477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773624">
                <text:p>147477362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903336">
                <text:p>148890333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6689620">
                <text:p>8668962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567428">
                <text:p>9456742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814016">
                <text:p>147481401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487356">
                <text:p>148848735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1765396">
                <text:p>8176539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61680">
                <text:p>9426168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865172">
                <text:p>147486517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0414256">
                <text:p>149041425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1692892">
                <text:p>8169289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86260">
                <text:p>9418626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739676">
                <text:p>14747396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877532">
                <text:p>148987753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1334584">
                <text:p>8133458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14476">
                <text:p>9411447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928496">
                <text:p>147492849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699008">
                <text:p>148969900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1101916">
                <text:p>8110191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322592">
                <text:p>9432259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165116">
                <text:p>147416511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229956">
                <text:p>148822995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1111708">
                <text:p>811117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99784">
                <text:p>9449978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232220">
                <text:p>147423222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322880">
                <text:p>148932288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1070848">
                <text:p>8107084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28400">
                <text:p>9402840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935444">
                <text:p>147493544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230604">
                <text:p>148823060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1088956">
                <text:p>8108895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73760">
                <text:p>9407376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935192">
                <text:p>147493519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177584">
                <text:p>148917758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1117288">
                <text:p>8111728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30632">
                <text:p>9403063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819336">
                <text:p>147381933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4213984">
                <text:p>149421398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271584">
                <text:p>8127158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570668">
                <text:p>9457066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201836">
                <text:p>147420183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082220">
                <text:p>148908222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65268">
                <text:p>8106526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71976">
                <text:p>9427197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354800">
                <text:p>147435480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492000">
                <text:p>148849200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061344">
                <text:p>8106134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26076">
                <text:p>9422607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201700">
                <text:p>147520170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017780">
                <text:p>148901778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1015732">
                <text:p>8101573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98636">
                <text:p>9409863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714296">
                <text:p>147471429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949884">
                <text:p>148894988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1290880">
                <text:p>8129088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46792">
                <text:p>9444679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071444">
                <text:p>147407144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5234044">
                <text:p>149523404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1353304">
                <text:p>8135330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67980">
                <text:p>9426798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005240">
                <text:p>147400524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931812">
                <text:p>148893181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1097272">
                <text:p>8109727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101239632">
                <text:p>10123963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677784">
                <text:p>147367778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341160">
                <text:p>148834116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1089748">
                <text:p>8108974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88484">
                <text:p>9408848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605964">
                <text:p>147360596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104468">
                <text:p>148910446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1125820">
                <text:p>8112582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337136">
                <text:p>9433713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278508">
                <text:p>147327850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522924">
                <text:p>148852292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1135432">
                <text:p>8113543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619808">
                <text:p>9461980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089148">
                <text:p>147308914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955392">
                <text:p>148895539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1163728">
                <text:p>8116372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34428">
                <text:p>9423442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144912">
                <text:p>147314491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435048">
                <text:p>148843504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1166248">
                <text:p>8116624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53976">
                <text:p>9425397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683904">
                <text:p>147368390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434192">
                <text:p>148943419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1323100">
                <text:p>8132310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87728">
                <text:p>9408772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907212">
                <text:p>147390721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552732">
                <text:p>148855273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287244">
                <text:p>8128724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379364">
                <text:p>9437936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633432">
                <text:p>147363343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706704">
                <text:p>148870670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072540">
                <text:p>8107254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38584">
                <text:p>9443858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703164">
                <text:p>147370316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300588">
                <text:p>148830058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0923680">
                <text:p>8092368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55128">
                <text:p>9425512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316020">
                <text:p>147331602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231008">
                <text:p>148923100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863812">
                <text:p>8086381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80348">
                <text:p>9408034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915952">
                <text:p>147291595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482604">
                <text:p>148848260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830440">
                <text:p>8083044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64164">
                <text:p>9426416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8458872">
                <text:p>147845887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548708">
                <text:p>148954870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828208">
                <text:p>808282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574124">
                <text:p>9457412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028100">
                <text:p>147402810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721716">
                <text:p>148872171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102456">
                <text:p>8110245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91148">
                <text:p>9409114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047424">
                <text:p>147304742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085568">
                <text:p>148908556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190332">
                <text:p>8119033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68872">
                <text:p>9416887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059168">
                <text:p>147405916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495924">
                <text:p>148849592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1927936">
                <text:p>8192793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61096">
                <text:p>9416109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690564">
                <text:p>147369056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232484">
                <text:p>148923248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1323136">
                <text:p>8132313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691196">
                <text:p>9469119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071328">
                <text:p>147307132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879504">
                <text:p>148887950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1075780">
                <text:p>8107578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87088">
                <text:p>9418708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663168">
                <text:p>147366316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476024">
                <text:p>148947602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1043992">
                <text:p>8104399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22440">
                <text:p>9422244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378976">
                <text:p>14723789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0062824">
                <text:p>149006282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1185760">
                <text:p>8118576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43960">
                <text:p>9414396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186384">
                <text:p>147318638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5954044">
                <text:p>149595404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1106308">
                <text:p>811063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101683008">
                <text:p>10168300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798780">
                <text:p>147379878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157092">
                <text:p>148815709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1123912">
                <text:p>8112391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66020">
                <text:p>9406602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606756">
                <text:p>147360675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657456">
                <text:p>148865745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1155412">
                <text:p>8115541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69060">
                <text:p>9426906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466680">
                <text:p>147346668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4025092">
                <text:p>149402509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033120">
                <text:p>8103312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05916">
                <text:p>9420591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356412">
                <text:p>147335641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378212">
                <text:p>148937821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1002772">
                <text:p>8100277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78708">
                <text:p>9427870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566292">
                <text:p>147356629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880800">
                <text:p>148888080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1116136">
                <text:p>8111613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97372">
                <text:p>9449737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063892">
                <text:p>147506389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632048">
                <text:p>148963204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1103824">
                <text:p>8110382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88492">
                <text:p>9418849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641316">
                <text:p>147364131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433148">
                <text:p>148943314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1048420">
                <text:p>8104842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66244">
                <text:p>9416624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661972">
                <text:p>147266197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256784">
                <text:p>148925678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1164808">
                <text:p>811648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76424">
                <text:p>9407642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496704">
                <text:p>147349670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997188">
                <text:p>148899718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1007668">
                <text:p>8100766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49276">
                <text:p>9444927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788224">
                <text:p>147278822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926376">
                <text:p>148892637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1219384">
                <text:p>8121938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91976">
                <text:p>9409197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4083864">
                <text:p>147408386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280688">
                <text:p>148928068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2330020">
                <text:p>8233002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31468">
                <text:p>9413146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350436">
                <text:p>147335043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703212">
                <text:p>148870321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2446084">
                <text:p>8244608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81680">
                <text:p>9408168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852412">
                <text:p>147285241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907332">
                <text:p>148890733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1886824">
                <text:p>8188682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74804">
                <text:p>9407480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309820">
                <text:p>147230982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359600">
                <text:p>148935960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1441756">
                <text:p>8144175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704588">
                <text:p>9470458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030208">
                <text:p>147203020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864960">
                <text:p>148886496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1035676">
                <text:p>8103567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62824">
                <text:p>9416282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821048">
                <text:p>147182104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177188">
                <text:p>148917718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981712">
                <text:p>8098171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29272">
                <text:p>9412927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400072">
                <text:p>147240007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976992">
                <text:p>148897699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337356">
                <text:p>8133735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21164">
                <text:p>9402116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609844">
                <text:p>147260984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945528">
                <text:p>148894552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1150120">
                <text:p>8115012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00820">
                <text:p>9440082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419692">
                <text:p>147241969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163760">
                <text:p>148916376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1092592">
                <text:p>8109259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308156">
                <text:p>9430815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803884">
                <text:p>147280388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5821456">
                <text:p>149582145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1153720">
                <text:p>8115372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77512">
                <text:p>9417751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5668188">
                <text:p>147566818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328056">
                <text:p>148832805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2147500">
                <text:p>8214750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101280312">
                <text:p>10128031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251328">
                <text:p>147325132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901212">
                <text:p>148890121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1428040">
                <text:p>8142804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3833496">
                <text:p>9383349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235416">
                <text:p>147323541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825540">
                <text:p>148882554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1525672">
                <text:p>8152567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77036">
                <text:p>9407703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526324">
                <text:p>147252632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849840">
                <text:p>148884984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4965472">
                <text:p>8496547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22564">
                <text:p>9442256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817744">
                <text:p>147281774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361004">
                <text:p>148936100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1293148">
                <text:p>8129314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77656">
                <text:p>9417765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680224">
                <text:p>147268022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878640">
                <text:p>148887864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1399024">
                <text:p>8139902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26112">
                <text:p>9422611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228136">
                <text:p>147222813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703688">
                <text:p>148970368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0909748">
                <text:p>8090974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92956">
                <text:p>9419295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638284">
                <text:p>147263828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584708">
                <text:p>148958470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0985240">
                <text:p>8098524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701132">
                <text:p>9470113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874228">
                <text:p>147287422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596220">
                <text:p>148859622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0929368">
                <text:p>8092936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553100">
                <text:p>9455310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516784">
                <text:p>147251678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511880">
                <text:p>148951188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1011448">
                <text:p>8101144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01020">
                <text:p>9420102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708556">
                <text:p>147270855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120344">
                <text:p>148912034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926740">
                <text:p>8092674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302504">
                <text:p>9430250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294124">
                <text:p>147229412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046292">
                <text:p>148904629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0990496">
                <text:p>8099049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84376">
                <text:p>9448437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415148">
                <text:p>147141514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531356">
                <text:p>148953135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0904312">
                <text:p>8090431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44996">
                <text:p>9404499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279292">
                <text:p>147227929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741876">
                <text:p>148874187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0901396">
                <text:p>8090139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29964">
                <text:p>9422996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397048">
                <text:p>147239704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093632">
                <text:p>148909363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1003168">
                <text:p>8100316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86008">
                <text:p>9418600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559444">
                <text:p>147255944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294252">
                <text:p>148829425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0903448">
                <text:p>8090344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779576">
                <text:p>9477957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436684">
                <text:p>147243668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1753168">
                <text:p>149175316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0890956">
                <text:p>8089095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54608">
                <text:p>9405460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661352">
                <text:p>147166135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168872">
                <text:p>148916887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0987688">
                <text:p>8098768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63580">
                <text:p>9416358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123232">
                <text:p>147212323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204656">
                <text:p>148920465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1165024">
                <text:p>8116502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27968">
                <text:p>9402796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834512">
                <text:p>147183451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009608">
                <text:p>148900960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0953776">
                <text:p>8095377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541472">
                <text:p>9454147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835340">
                <text:p>147183534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8132188">
                <text:p>149813218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1065124">
                <text:p>8106512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47440">
                <text:p>9444744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423032">
                <text:p>147142303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875120">
                <text:p>148987512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1000072">
                <text:p>8100007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101138112">
                <text:p>10113811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435740">
                <text:p>147143574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189428">
                <text:p>148918942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1028404">
                <text:p>8102840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3940632">
                <text:p>9394063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240764">
                <text:p>147124076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927456">
                <text:p>148892745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1008460">
                <text:p>8100846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49496">
                <text:p>9404949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736052">
                <text:p>147173605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369356">
                <text:p>148936935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1403560">
                <text:p>8140356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87160">
                <text:p>9418716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759748">
                <text:p>147275974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046940">
                <text:p>148904694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1211680">
                <text:p>8121168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3998988">
                <text:p>9399898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736592">
                <text:p>147173659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878568">
                <text:p>148887856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114732">
                <text:p>8111473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98884">
                <text:p>9449888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849956">
                <text:p>147184995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684536">
                <text:p>148968453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1223812">
                <text:p>8122381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14540">
                <text:p>9401454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507560">
                <text:p>147150756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137156">
                <text:p>148913715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1032688">
                <text:p>8103268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42816">
                <text:p>9424281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194368">
                <text:p>147219436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632372">
                <text:p>148963237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1248004">
                <text:p>8124800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669164">
                <text:p>9466916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814208">
                <text:p>147181420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703976">
                <text:p>148970397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2579644">
                <text:p>8257964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327452">
                <text:p>9432745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108796">
                <text:p>147210879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858588">
                <text:p>148885858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1322524">
                <text:p>8132252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11568">
                <text:p>9421156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712040">
                <text:p>147171204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0278752">
                <text:p>149027875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1270000">
                <text:p>8127000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099896">
                <text:p>9409989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928688">
                <text:p>147192868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760884">
                <text:p>148876088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1084384">
                <text:p>8108438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575744">
                <text:p>9457574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836780">
                <text:p>147183678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602052">
                <text:p>148860205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1078768">
                <text:p>8107876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61896">
                <text:p>9426189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874660">
                <text:p>147287466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314780">
                <text:p>148931478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1093384">
                <text:p>8109338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85756">
                <text:p>9418575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532400">
                <text:p>147153240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200264">
                <text:p>148920026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0903484">
                <text:p>8090348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70816">
                <text:p>9417081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192640">
                <text:p>147219264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489632">
                <text:p>148948963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0897652">
                <text:p>8089765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79732">
                <text:p>9447973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402556">
                <text:p>147240255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0174964">
                <text:p>1490174964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0906256">
                <text:p>8090625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492116">
                <text:p>9449211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8306772">
                <text:p>147830677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0059800">
                <text:p>149005980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1072360">
                <text:p>8107236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29344">
                <text:p>9412934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188616">
                <text:p>147318861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230972">
                <text:p>148923097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1083628">
                <text:p>8108362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25024">
                <text:p>94125024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425632">
                <text:p>147242563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6323188">
                <text:p>149632318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1124272">
                <text:p>8112427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329540">
                <text:p>9432954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609772">
                <text:p>147260977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076028">
                <text:p>1489076028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1160200">
                <text:p>8116020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101509020">
                <text:p>10150902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360904">
                <text:p>147236090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91675012">
                <text:p>149167501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1143892">
                <text:p>81143892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3678948">
                <text:p>93678948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3319800">
                <text:p>1473319800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875616">
                <text:p>148887561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1175284">
                <text:p>81175284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246956">
                <text:p>94246956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6669096">
                <text:p>147666909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386600">
                <text:p>1489386600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1193140">
                <text:p>8119314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76612">
                <text:p>9417661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2347944">
                <text:p>1472347944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499676">
                <text:p>1489499676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1075816">
                <text:p>81075816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144140">
                <text:p>94144140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098528">
                <text:p>1471098528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8981492">
                <text:p>148898149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1186300">
                <text:p>81186300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86413.2659369908">
                <text:p>86413.2659369908</text:p>
              </table:table-cell>
              <table:table-cell office:value-type="float" office:value="94698972">
                <text:p>94698972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290597.863593737">
                <text:p>290597.863593737</text:p>
              </table:table-cell>
              <table:table-cell office:value-type="float" office:value="1471766292">
                <text:p>1471766292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500857.285488576">
                <text:p>500857.285488576</text:p>
              </table:table-cell>
              <table:table-cell office:value-type="float" office:value="1489130352">
                <text:p>1489130352</text:p>
              </table:table-cell>
              <table:table-cell office:value-type="float" office:value="389039.815711067">
                <text:p>389039.815711067</text:p>
              </table:table-cell>
              <table:table-cell office:value-type="float" office:value="389039.815711067">
                <text:p>389039.815711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5.342cm" svg:height="25.504cm" xlink:href=".." xlink:type="simple" chart:class="chart:bar" chart:style-name="ch1">
        <chart:legend chart:legend-position="end" svg:x="42.92cm" svg:y="12.453cm" style:legend-expansion="high" chart:style-name="ch2"/>
        <chart:plot-area chart:style-name="ch3" svg:x="0.906cm" svg:y="0.51cm" svg:width="41.108cm" svg:height="24.484cm">
          <chart:coordinate-region svg:x="3.144cm" svg:y="0.709cm" svg:width="38.87cm" svg:height="23.638cm"/>
          <chart:axis chart:dimension="x" chart:name="primary-x" chart:style-name="ch4" chartooo:axis-type="auto">
            <chartooo:date-scale/>
            <chart:categories table:cell-range-address="Sheet1.L1:Sheet1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O2" chart:label-cell-address="Sheet1.K2:Sheet1.K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ND</text:p>
                <draw:g>
                  <svg:desc>Sheet1.L1:Sheet1.O1</svg:desc>
                </draw:g>
              </table:table-cell>
              <table:table-cell office:value-type="string">
                <text:p>FD</text:p>
              </table:table-cell>
              <table:table-cell office:value-type="string">
                <text:p>SND</text:p>
              </table:table-cell>
              <table:table-cell office:value-type="string">
                <text:p>SD</text:p>
              </table:table-cell>
            </table:table-row>
          </table:table-header-rows>
          <table:table-rows>
            <table:table-row>
              <table:table-cell office:value-type="string">
                <text:p>AVG, CPF</text:p>
                <draw:g>
                  <svg:desc>Sheet1.K2:Sheet1.K2</svg:desc>
                </draw:g>
              </table:table-cell>
              <table:table-cell office:value-type="float" office:value="81044546.765625">
                <text:p>81044546.765625</text:p>
                <draw:g>
                  <svg:desc>Sheet1.L2:Sheet1.O2</svg:desc>
                </draw:g>
              </table:table-cell>
              <table:table-cell office:value-type="float" office:value="94731946.734375">
                <text:p>94731946.734375</text:p>
              </table:table-cell>
              <table:table-cell office:value-type="float" office:value="1475029357.875">
                <text:p>1475029357.875</text:p>
              </table:table-cell>
              <table:table-cell office:value-type="float" office:value="1489613405.0625">
                <text:p>1489613405.0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